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78078" style:font-name-asian="Times New Roman2" style:font-size-asian="14pt" style:language-asian="ru" style:country-asian="RU" style:font-name-complex="Times New Roman2" style:font-size-complex="14pt"/>
    </style:style>
    <style:style style:name="P4"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1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8bd66" style:font-name-asian="Times New Roman2" style:font-size-asian="14pt" style:language-asian="ru" style:country-asian="RU" style:font-name-complex="Times New Roman2"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0f038" style:font-name-asian="Times New Roman2" style:font-size-asian="14pt" style:language-asian="ru" style:country-asian="RU" style:font-name-complex="Times New Roman2" style:font-size-complex="14pt"/>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0a9846"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1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a9846" style:font-name-asian="Times New Roman2" style:font-size-asian="14pt" style:language-asian="ru" style:country-asian="RU" style:font-name-complex="Times New Roman2" style:font-size-complex="14pt"/>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3f92c" style:font-name-asian="Times New Roman2" style:font-size-asian="14pt" style:language-asian="ru" style:country-asian="RU" style:font-name-complex="Times New Roman2"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3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3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be592" style:font-name-asian="Times New Roman2" style:font-size-asian="14pt" style:language-asian="ru" style:country-asian="RU" style:font-name-complex="Times New Roman2"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fo:color="#000000" loext:opacity="100%" style:font-name="Times New Roman" fo:font-size="14pt" officeooo:paragraph-rsid="000dca4b" style:font-name-asian="Times New Roman2" style:font-size-asian="14pt" style:language-asian="ru" style:country-asian="RU" style:font-name-complex="Times New Roman2"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3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0dca4b" style:font-size-asian="14pt" style:font-size-complex="14pt"/>
    </style:style>
    <style:style style:name="P4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0dca4b" style:font-size-asian="14pt" style:font-size-complex="14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5c754" style:font-size-asian="14pt" style:font-size-complex="14pt"/>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5c754" style:font-size-asian="14pt" style:font-size-complex="14pt"/>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1138" style:font-size-asian="14pt" style:font-size-complex="14pt"/>
    </style:style>
    <style:style style:name="P5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1138" style:font-size-asian="14pt" style:font-size-complex="14pt"/>
    </style:style>
    <style:style style:name="P5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2"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P5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1" fo:font-size="14pt" officeooo:paragraph-rsid="00103952" style:font-size-asian="14pt" style:font-size-complex="14pt"/>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1" fo:font-size="14pt" officeooo:paragraph-rsid="00103952"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2">1. Cryptocam - приложение для создания зашифрованных фото и видео. На телефоне такие файлы не откроются, только на ПК после дешифрования. </text:p>
      <text:p text:style-name="P2">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p>
      <text:p text:style-name="P2">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p>
      <text:p text:style-name="P2">6. Spoof Timezone (https://addons.mozilla.org/en-US/firefox/addon/spoof-timezone/) - плагин для подмены времени под IP вашего прокси.</text:p>
      <text:p text:style-name="P2">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p>
      <text:p text:style-name="P2">8. <text:s/>Jackett - поисковик торрент файлов, поддерживающий порядка 150 трекеров.</text:p>
      <text:p text:style-name="P2">9. Darik's Boot and Nuke - <text:s/>это полностью бесплатная программа уничтожения данных, которую можно использовать, чтобы полностью стереть все файлы на жестком диске.</text:p>
      <text:p text:style-name="P2">10. Canary Mail - электронная почта c PGP шифрованием.</text:p>
      <text:p text:style-name="P1"><text:span text:style-name="T3"/></text:p>
      <text:p text:style-name="P2">Anon starter pack V.6.</text:p>
      <text:p text:style-name="P2">1. Fake Telegram Chat Generator - генератор фейковых переписок в Telegram для IOS и Android (на выбор), также в разделе Social Media можно выбрать FB, Instragram, Twitter и другие соц.сети.</text:p>
      <text:p text:style-name="P2">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p>
      <text:p text:style-name="P3">3. Session - <text:s/>еще один крутой защищённый и анонимный мессенджер. Для регистрации не требуется указывать почту или номер телефона.</text:p>
      <text:p text:style-name="P3">4. NoScript - <text:s/>полностью настраиваемое расширение Firefox для разрешения контента Javascript, Java и Flash только на тех сайтах, которым ты доверяешь.</text:p>
      <text:p text:style-name="P1"><text:soft-page-break/><text:span text:style-name="T3">5. Delta Chat - децентрализованный мессенджер поверх электронной почты со сквозным шифрованием.</text:span></text:p>
      <text:p text:style-name="P4"><text:span text:style-name="T3">7. Panic Button - <text:s/>закрывайте все окна браузера и вкладки в один клик.</text:span><text:span text:style-name="T3"/></text:p>
      <text:p text:style-name="P2">Создаем тысячи Gmail-почт</text:p>
      <text:p text:style-name="P2">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p>
      <text:p text:style-name="P2">сервисы так не считают и если мы отправим сообщение на console.mail@gmail.com, оно будет переадресовано consolemail.</text:p>
      <text:p text:style-name="P2">То есть гугл не учитывает точку, в качестве уникального символа и переадресовывает сообщение на email без точки.</text:p>
      <text:p text:style-name="P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p>
      <text:p text:style-name="P3">Запуск:</text:p>
      <text:p text:style-name="P2">python bot.py адрес@почты файл.txt</text:p>
      <text:p text:style-name="P2">https://thebot.net/api/gmail/</text:p>
      <text:p text:style-name="P2">Список некоторых из самых популярных поисковых систем для хакеров/профессионалов, OSINT/кибер-расследователей.</text:p>
      <text:p text:style-name="P2">shodan.io</text:p>
      <text:p text:style-name="P2">http://wigle.net</text:p>
      <text:p text:style-name="P2">http://grep.app</text:p>
      <text:p text:style-name="P2">http://app.binaryedge.io</text:p>
      <text:p text:style-name="P4"><text:span text:style-name="T3">http://onyphe.io</text:span><text:span text:style-name="T3"/></text:p>
      <text:p text:style-name="P2">Подборка Jabber клиентов</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2">3. Dino. <text:s/>(https://dino.im/) - десктопный безопасный мессенджер, похожий на CoyIM. OMEMO+PGP.</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2">Подборка Jabber клиентов. Часть 2. + бонус</text:p>
      <text:p text:style-name="P2">1. MirandaNG (https://miranda-ng.org/ru/downloads/) - еще один мульти-протокольный клиент, поддерживает IRC, XMPP. Прислано подписчиком, напоминает Pidgin.</text:p>
      <text:p text:style-name="P2">2. Kontalk (https://www.kontalk.org/) - открытый исходный код, сквозное шифрование посредством OMEMO+PGP.</text:p>
      <text:p text:style-name="P2">3. Wime (https://whoer.net/ru/jabber_im_client) - XMPP-клиент, бессмертная классика, с OTR шифрованием. От команды whoer.net, добавлены интересные фичи.</text:p>
      <text:p text:style-name="P2">Бонус</text:p>
      <text:p text:style-name="P2">4. 0bin <text:s/>(https://0bin.net/) - <text:s/>неплохой сервис шифрованных записок, напоминает Stronghold Paste, но в клирнете.</text:p>
      <text:p text:style-name="P4"><text:span text:style-name="T3"/></text:p>
      <text:p text:style-name="P2">Hash Droid - Проверяем хэш-сумму файлов на Android</text:p>
      <text:p text:style-name="P2">В одной из статей (https://telegra.ph/Proveryaem-hehsh-summu-fajlov-v-Windows-i-Linux-03-19) мы рассказывали, как проверить хэш-сумму файла на Windows или Linux.</text:p>
      <text:p text:style-name="P2">Это нужно для того, чтобы удостовериться в безопасности файла.</text:p>
      <text:p text:style-name="P2">На этот раз мы это делаем с помощью Android-устройства</text:p>
      <text:p text:style-name="P2">Скачайте Hash Droid из Google Play (https://play.google.com/store/apps/details?id=com.hobbyone.HashDroid), выберите файл и проверьте его хэш-сумму с помощью кнопки "CALCULATE". </text:p>
      <text:p text:style-name="P4"><text:span text:style-name="T3">Готово!</text:span><text:span text:style-name="T3"/></text:p>
      <text:p text:style-name="P2">Отключение входа под root-пользователем</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4"><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4"><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2">Устанавливаем необходимые пакеты:</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4"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2">Переходим в директорию со скачанным репозиторием и компилируем:</text:p>
      <text:p text:style-name="P1" loext:marker-style-name="T1"><text:span text:style-name="T2">cd</text:span><text:span text:style-name="T3"> </text:span><text:span text:style-name="T2">rogue</text:span><text:span text:style-name="T3">-</text:span><text:span text:style-name="T2">jndi</text:span></text:p>
      <text:p text:style-name="P4" loext:marker-style-name="T1"><text:span text:style-name="T2">mvn</text:span><text:span text:style-name="T3"> </text:span><text:span text:style-name="T2">package</text:span></text:p>
      <text:p text:style-name="P2">Запуск:</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2">Указываем адрес в теле нашего пэйлоада:</text:p>
      <text:p text:style-name="P4"><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2">Далее выбираем, какой сайт мы хотим клонировать:</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2">И куда будет перенаправление после ввода данных:</text:p>
      <text:p text:style-name="P1" loext:marker-style-name="T1"><text:span text:style-name="T2">edit url_destination https://сайт.ru</text:span><text:span text:style-name="T2"/></text:p>
      <text:p text:style-name="P2">Запускаем:</text:p>
      <text:p text:style-name="P1" loext:marker-style-name="T1"><text:span text:style-name="T2">start</text:span><text:span text:style-name="T2"/></text:p>
      <text:p text:style-name="P4"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4"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4"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5" loext:marker-style-name="T1"><text:span text:style-name="T2">$ apt install git</text:span></text:p>
      <text:p text:style-name="P5"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4"><text:span text:style-name="T3">$ </text:span><text:span text:style-name="T2">spymer</text:span></text:p>
      <text:p text:style-name="P1"><text:span text:style-name="T3">#</text:span><text:span text:style-name="T2">Termux</text:span></text:p>
      <text:p text:style-name="P2">#работает</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2">Использование:</text:p>
      <text:p text:style-name="P4"><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2">#работает</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2">Команда для быстрой установки:</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6">Далее вводим ссылку и ждем результата.</text:p>
      <text:p text:style-name="P1"><text:span text:style-name="T3">#</text:span><text:span text:style-name="T2">Termux</text:span></text:p>
      <text:p text:style-name="P2">#работает</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5" loext:marker-style-name="T1"><text:span text:style-name="T2">$ python ipicker.py</text:span></text:p>
      <text:p text:style-name="P5" loext:marker-style-name="T1"><text:span text:style-name="T3">#</text:span><text:span text:style-name="T2">Termux</text:span></text:p>
      <text:p text:style-name="P2">#работает</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4" loext:marker-style-name="T1"><text:span text:style-name="T2">$ bash snap.sh</text:span><text:span text:style-name="T2"/></text:p>
      <text:p text:style-name="P1"><text:span text:style-name="T3">#</text:span><text:span text:style-name="T2">Termux</text:span></text:p>
      <text:p text:style-name="P2">#работает</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4" loext:marker-style-name="T1"><text:span text:style-name="T2">python pydictor.py <text:s/>- sedb</text:span><text:span text:style-name="T2"/></text:p>
      <text:p text:style-name="P1" loext:marker-style-name="T1"><text:span text:style-name="T2">#Termux</text:span><text:span text:style-name="T2"/></text:p>
      <text:p text:style-name="P2">#не_работает</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2">Использование:</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4"><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5" loext:marker-style-name="T1"><text:span text:style-name="T2">pkg install php</text:span></text:p>
      <text:p text:style-name="P5"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2">Использование:</text:p>
      <text:p text:style-name="P4"><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2">#фишинг</text:p>
      <text:p text:style-name="P2">Установка:</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4" loext:marker-style-name="T1"><text:span text:style-name="T2">bash Phishbait</text:span><text:span text:style-name="T2"/></text:p>
      <text:p text:style-name="P1" loext:marker-style-name="T1"><text:span text:style-name="T2">#Termux</text:span><text:span text:style-name="T2"/></text:p>
      <text:p text:style-name="P2">#Проверка_почт_на_сайтах</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2">Зеленый цвет - зарегистрирована;</text:p>
      <text:p text:style-name="P2">Розовый - почта не зарегистрирована;</text:p>
      <text:p text:style-name="P2">Красный - не удалось проверить.</text:p>
      <text:p text:style-name="P2">Пробив по TikTok в Termux</text:p>
      <text:p text:style-name="P2">Установка:</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6">По завершению работы утилита соберёт информацию об аккаунте и отобразит её в терминале.</text:p>
      <text:p text:style-name="P1"><text:span text:style-name="T3">#</text:span><text:span text:style-name="T2">Termux</text:span></text:p>
      <text:p text:style-name="P2">#HackLock для взлома экрана блокировок</text:p>
      <text:p text:style-name="P3">#Данная утилита позволяет произвести атаки социальной инженерии для получения пароля от экрана блокировки.</text:p>
      <text:p text:style-name="P3">Примечательно то, что дизайн страницы будет отображаться по-разному, в зависимости от того, с какого устройства был произведён на неё вход.</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4"><text:soft-page-break/><text:span text:style-name="T3">Далее вы выбираете метод туннелирования и на экране отображается желаемая ссылка.</text:span></text:p>
      <text:p text:style-name="P2">Подборка чекеров. Часть 4.</text:p>
      <text:p text:style-name="P2">Они необходимы как минимум для того, что бы проверить качество вашего VPN и не происходит ли утечки вашего реального IP через WebRTC.</text:p>
      <text:p text:style-name="P2">1. https://tenta.com/test/</text:p>
      <text:p text:style-name="P2">2. https://whatismyipaddress.com/</text:p>
      <text:p text:style-name="P2">3. https://ipinfo.info/html/privacy-check.php</text:p>
      <text:p text:style-name="P2">4. https://who.is/</text:p>
      <text:p text:style-name="P7">5. https://www.ip2location.com/demo</text:p>
      <text:p text:style-name="P2">WebRTC Leak Shield <text:s/>- браузерное расширения для предотвращения утечки вашего IP адреса через WebRTC. </text:p>
      <text:p text:style-name="P6">Достаточно просто ввести в поиске канала "WebRTC", если хотите полностью разобраться в вопросе и забыть об этой утечке. </text:p>
      <text:p text:style-name="P2">Подборка инструментов редактирования и удаления метаданных</text:p>
      <text:p text:style-name="P2">1.Scrambled Exif (https://f-droid.org/en/packages/com.jarsilio.android.scrambledeggsif/) - приложение для удаления метаданных с фотографий перед их отправкой. Для пользователей Android.</text:p>
      <text:p text:style-name="P2">2. Imgonline - сервис, который позволяет удалить с фотографии EXIF, IPTC, XMP метаданные и другую дополнительную информацию, кроме самого изображения.</text:p>
      <text:p text:style-name="P2">3. MAT2 - бесплатный софт с открытым исходным кодом для удаления всех метаданных с фотографий, аудио, документов и торрент-файлов.</text:p>
      <text:p text:style-name="P2">4. Imagepipe (https://f-droid.org/packages/de.kaffeemitkoffein.imagepipe/) - также удаляет данные EXIF перед отправкой изображения. Для пользователей Android.</text:p>
      <text:p text:style-name="P8">5. Exif Viewer (http://exif-viewer.com/) - извлекает метаданные из различных файлов.</text:p>
      <text:p text:style-name="P8">6. Jeffrey's Image Metadata Viewer (http://exif.regex.info/exif.cgi) - извлекает метаданные из изображений. </text:p>
      <text:p text:style-name="P1"><text:soft-page-break/><text:span text:style-name="T3">7. Get Metadata (http://www.get-metadata.com/) - извлекает метаданные из различных типов файлов. </text:span></text:p>
      <text:p text:style-name="P2">8. MetaClean - <text:s/>он-лайн инструмент для работы с PDF, JPEG, MP3, Docx и другими форматами. </text:p>
      <text:p text:style-name="P2">9. ExifCleaner - <text:s/>бесплатный софт с открытым исходным кодом, который позволяет удалять метаданные с фотографий, гифок, видео и PDF файлов.</text:p>
      <text:p text:style-name="P6">10. MetaCleaner - комплексный и профессиональный онлайн-инструмент для удаления метаданных.</text:p>
      <text:p text:style-name="P2">Узнаём IP-адрес Telegram-пользователя по звонку через Kali Linux</text:p>
      <text:p text:style-name="P2">Wireshark является по умолчанию предустановленной утилитой и мы воспользуемся ей для просмотра сетевого трафика и выявления IP-адреса цели.</text:p>
      <text:p text:style-name="P2">1. Звоним пользователю по Telegram;</text:p>
      <text:p text:style-name="P2">2. Запускаем WireShark;</text:p>
      <text:p text:style-name="P2">3. Нажимаем на лупу (Найти пакет) и видим, как у нас появляется новая строка с параметрами и поисковой строкой. Там выбираем параметр "Строка";</text:p>
      <text:p text:style-name="P2">4. В строке нам надо написать XDR-MAPPED-ADDRESS;</text:p>
      <text:p text:style-name="P2">5. Чтобы понять, какой именно IP нам нужен, жмём уже в настроенном поисковике "Найти", ищем в строке XDR-MAPPED-ADDRESS а то, что идёт после него и есть нужный нам IP.</text:p>
      <text:p text:style-name="P4"><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2">Подборка OSINT инструментов. Часть 15. Telegram.</text:p>
      <text:p text:style-name="P2">1. The Dark Lord (https://t.me/Probiv2_bot?start=145016585) - легенда пробива, тот самый «глаз», который постоянно все ищут. Держите рабочее зеркало. </text:p>
      <text:p text:style-name="P2">2. Maigret (https://t.me/maigret_osint_bot) - <text:s/>бот для поиска по никнейму во всевозможных соцсетях и ресурсах.</text:p>
      <text:p text:style-name="P2">3. Insight <text:s/>(https://t.me/eyeofbeholder_bot) - <text:s/>бот, показывающий интересы пользователя в Telegram. Учитывает все чаты, в которых вы когда-либо были. </text:p>
      <text:p text:style-name="P9"><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10"><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2">Определяем фотошоп и генерацию лиц ИИ:</text:p>
      <text:p text:style-name="P2">1. Forensically - комплексный инструмент проверки фотографий на предмет изменений. </text:p>
      <text:p text:style-name="P2">2. Foto Forsenics - <text:s text:c="2"/>сайт для криминалистического анализа фотографий, который позволяет понять, были ли они изменены в любом из редакторов. </text:p>
      <text:p text:style-name="P11">3. 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8">Делаем DeepFake видео </text:p>
      <text:p text:style-name="P2">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p>
      <text:p text:style-name="P2"><text:s/>(https://proglib.io/p/deepfake-tutorial-sozdaem-sobstvennyy-dipfeyk-v-deepfacelab-2019-11-16)</text:p>
      <text:p text:style-name="P2">2. Round DeepFake - записываем Deep Fake "кружочки" в Telegram. Больше побаловаться. </text:p>
      <text:p text:style-name="P2">3. DeepFakes Web (https://deepfakesweb.com/) - платный сайт, где можно сделать видео за 2$.</text:p>
      <text:p text:style-name="P2">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p>
      <text:p text:style-name="P2">Определяем DeepFake на видео:</text:p>
      <text:p text:style-name="P2">1. https://deepware.ai/ - бесплатный сервис для проверки видео на подлинность. Также доступно в Google Play (https://play.google.com/store/apps/details?id=com.zemana.deepware).</text:p>
      <text:p text:style-name="P4"><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2">Преврати смартфон во что хочешь</text:p>
      <text:p text:style-name="P2">1. Haven - приложение, которое превратит ваш смартфон в полноценную камеру видеонаблюдения c фиксацией движений и вибраций. </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2">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2">5. tinyCam Monitor (http://tinycammonitor.com/) - приложение для подключения смартфона к любому виду камер. </text:p>
      <text:p text:style-name="P6">6. AirGap - приложение для превращения вашего старого телефона в холодный кошелёк для хранения криптовалют. Открытый исходный код, регулярные обновления.</text:p>
      <text:p text:style-name="P2">Меняем голос на записи и онлайн</text:p>
      <text:p text:style-name="P12">1. Voice Changer (https://voicechanger.io/) - загружаем запись своей речи и выбираем нужный нам эффект изменения голоса. Есть real-time функция записи прямо на сайте.</text:p>
      <text:p text:style-name="P12">2. Online Tone Generator (https://onlinetonegenerator.com/pitch-shifter.html) - похуже, без изменения голоса в режиме real-time, но с кучей настроек. Можно редактировать голос в файле. </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4"><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2">Создаем зашифрованную галерею </text:p>
      <text:p text:style-name="P2">1. ente - простой, защищенный сквозным шифрованием, сервис хранения фотографий с открытым исходным кодом и фокусом на конфиденциальность.</text:p>
      <text:p text:style-name="P2">2. Stingle Photos - альтернатива обычной галерее в вашем смартфоне, но с шифрованием и возможностью делать бэкапы. </text:p>
      <text:p text:style-name="P2">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p>
      <text:p text:style-name="P2">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p>
      <text:p text:style-name="P7">5. Calc Box - фейковый калькулятор, в которой можно спрятать фотографии и видео. Для пользователей Android. Еще я упоминал Calculator Vault , они похожи.</text:p>
      <text:p text:style-name="P2">Подборка теневых форумов ч1</text:p>
      <text:p text:style-name="P13">3. AntiMigalki (https://antimigalki.live/) - широкопрофильный теневой форум. (Clear)</text:p>
      <text:p text:style-name="P14">5. BHF (https://bhf.io/) - еще один старый хак-форум (Clear)</text:p>
      <text:p text:style-name="P2">Firefox: настройки приватности в "about:config"</text:p>
      <text:p text:style-name="P2">privacy.firstparty.isolate = true</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2">privacy.resistFingerprinting = true</text:p>
      <text:p text:style-name="P2">Включенная настройка усложняет твою идентификацию по браузерному отпечатку.</text:p>
      <text:p text:style-name="P2">privacy.trackingprotection.enabled = true</text:p>
      <text:p text:style-name="P2">Встроенная защита от трекинга. Использует фильтры Disconnect.me, поэтому бесполезна при одновременном использовании с uBlock Origin.</text:p>
      <text:p text:style-name="P2">browser.cache.offline.enable = false</text:p>
      <text:p text:style-name="P2">Отключение локального кэша.</text:p>
      <text:p text:style-name="P2">browser.safebrowsing.malware.enabled = false</text:p>
      <text:p text:style-name="P2">Отключение механизма проверки на вредоносы Google Safe Browsing. Снижает безопасность, но повышает приватность.</text:p>
      <text:p text:style-name="P2">browser.safebrowsing.phishing.enabled = false</text:p>
      <text:p text:style-name="P2">Отключение механизма проверки на фишинг Google Safe Browsing. Снижает безопасность, но повышает приватность.</text:p>
      <text:p text:style-name="P2">browser.send_pings = false</text:p>
      <text:p text:style-name="P2">Запрет на трекинг пользовательских кликов.</text:p>
      <text:p text:style-name="P1" loext:marker-style-name="T1"><text:span text:style-name="T2">browser.sessionstore.max_tabs_undo = 0</text:span><text:span text:style-name="T2"/></text:p>
      <text:p text:style-name="P2">Запрет на временное хранение недавно закрытых вкладок, доступных в меню "Журнал -&gt; Недавно закрытые вкладки".</text:p>
      <text:p text:style-name="P2">browser.urlbar.speculativeConnect.enabled = false</text:p>
      <text:p text:style-name="P2">Отключение предзагрузки автозаполнения URL. Позволяет избежать утечки через сторонние сервисы при наборе текста в адресной строке (источник)</text:p>
      <text:p text:style-name="P2">dom.battery.enabled = false</text:p>
      <text:p text:style-name="P2">Отключение возможности получения данных о заряде батареи на устройстве (источник)</text:p>
      <text:p text:style-name="P2">dom.event.clipboardevents.enabled = false</text:p>
      <text:p text:style-name="P2">Отключение уведомлений страниц о пользовательских действиях (копирования, вырезания и вставки), а также выделенных элементов.</text:p>
      <text:p text:style-name="P2">geo.enabled = false</text:p>
      <text:p text:style-name="P2">Отключение служб геолокации.</text:p>
      <text:p text:style-name="P1"><text:soft-page-break/><text:span text:style-name="T3">media.navigator.enabled = false</text:span></text:p>
      <text:p text:style-name="P2">Запрет на трекинг статуса микрофона/камеры на устройстве.</text:p>
      <text:p text:style-name="P2">network.cookie.cookieBehavior = 1</text:p>
      <text:p text:style-name="P2">Управление куками</text:p>
      <text:p text:style-name="P2">0 = По умолчанию сохранять все куки</text:p>
      <text:p text:style-name="P2">1 = Сохранять куки только с текущего сайта (блокировать куки со сторонних сайтов)</text:p>
      <text:p text:style-name="P12">2 = По умолчанию блокировать все куки</text:p>
      <text:p text:style-name="P12">network.cookie.lifetimePolicy = 2</text:p>
      <text:p text:style-name="P2">Срок хранения кук</text:p>
      <text:p text:style-name="P2">0 = Срок хранения задан сервером</text:p>
      <text:p text:style-name="P2">1 = Пользователь вручную устанавливает срок хранения</text:p>
      <text:p text:style-name="P2">2 = Срок хранения ограничен сессией (до закрытия браузера)</text:p>
      <text:p text:style-name="P2">3 = Срок хранения ограничен значением дней из настройки network.cookie.lifetime.days</text:p>
      <text:p text:style-name="P2">network.http.referer.trimmingPolicy = 2</text:p>
      <text:p text:style-name="P2">Настройка отправляемых данных в заголовке Referer</text:p>
      <text:p text:style-name="P2">0 = URL целиком</text:p>
      <text:p text:style-name="P2">1 = URL без параметров</text:p>
      <text:p text:style-name="P2">2 = Только протокол, хост и порт</text:p>
      <text:p text:style-name="P2">webgl.disabled = true</text:p>
      <text:p text:style-name="P6">Отключение WebGL как потенциального риска безопасности (источник)</text:p>
      <text:p text:style-name="P2">Подборка антидетект браузеров. Часть 3.</text:p>
      <text:p text:style-name="P2">1. https://antidetect.online/</text:p>
      <text:p text:style-name="P2">2. https://accovod.com/</text:p>
      <text:p text:style-name="P2">3. https://ru.aezakmi.run/</text:p>
      <text:p text:style-name="P2">4. https://www.ivanovation.ro/</text:p>
      <text:p text:style-name="P2">5. http://lizard-program.ru/multi-browser.html</text:p>
      <text:p text:style-name="P2">6. https://www.nofingerprinting.com/</text:p>
      <text:p text:style-name="P2">7. https://cypher-antibrowser.net/</text:p>
      <text:p text:style-name="P2">8. https://ls.tenebris.cc/</text:p>
      <text:p text:style-name="P2">9. https://ghostbrowser.com</text:p>
      <text:p text:style-name="P7">10. https://indigobrowser.com/</text:p>
      <text:p text:style-name="P1"><text:soft-page-break/><text:span text:style-name="T3">Определение местоположение цели</text:span></text:p>
      <text:p text:style-name="P2">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p>
      <text:p text:style-name="P2">git clone https://github.com/Bafomet666/Bigbro</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4" loext:marker-style-name="T1"><text:span text:style-name="T2">python3 bigbro.py -t manual</text:span><text:span text:style-name="T2"/></text:p>
      <text:p text:style-name="P2">Подборка OSINT инструментов. Часть 19. Web: телефон и фото.</text:p>
      <text:p text:style-name="P2">1. Всевидящее око (https://t.me/datasearch_robot?start=145016585) - очередное рабочее зеркало EoG, пользуйтесь на здоровье.</text:p>
      <text:p text:style-name="P2">2. Who Calls (https://www.kaspersky.ru/caller-id) - аналог GetContact, но с другой базой. Разработан Лабораторией Касперского, я не фанат их продуктов, но в пробиве все средства хороши.</text:p>
      <text:p text:style-name="P2">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p>
      <text:p text:style-name="P2">4. InstaDP (https://instadp.io/) - скачает вам фото профиля Instagram для дальнейшего пробива. </text:p>
      <text:p text:style-name="P2">5. Dupli Checker (https://www.duplichecker.com/reverse-image-search.php) - поиск похожих фотографий в интернете. <text:s/>Отличное дополнение к уже названным здесь и здесь инструментам. </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6">7. Betaface (http://betaface.com/demo_old.html) - сравнивает фотографии людей и помогает вам понять, один и тот же человек изображен на фото, или нет. </text:p>
      <text:p text:style-name="P2">Must have расширения в вашем браузере</text:p>
      <text:p text:style-name="P2">1. uBlock Origin 1.39.0 <text:s/>(https://github.com/gorhill/uBlock/) - <text:s/>свежий выпуск популярного расширения для блокировки рекламы. Ранее я упоминал его здесь. </text:p>
      <text:p text:style-name="P2">2. Cookie AutoDelete (https://addons.mozilla.org/ru/firefox/addon/cookie-autodelete/) - автоматически удаляет куки, когда они больше не используются открытыми браузерными вкладками. </text:p>
      <text:p text:style-name="P2">3. Skizzle (https://www.skizzlehq.com/) - расширение для шифрования файлов, которые вы крепите к письмам в Gmail. </text:p>
      <text:p text:style-name="P15">4. Disable WebRTC (https://addons.mozilla.org/ru/firefox/addon/happy-bonobo-disable-webrtc/) - полезное браузерное расширение, устраняющее утечку вашего реального IP адреса через WebRTC.</text:p>
      <text:p text:style-name="P2">5. AudioContext Fingerprint Defender (https://addons.mozilla.org/ru/firefox/addon/audioctx-fingerprint-defender/) - расширение, которое подменяет ваш звуковой отпечаток браузера фейковым. </text:p>
      <text:p text:style-name="P2">6. Enigmail (https://enigmail.net/index.php/en/) - это расширение Thunderbird (https://t.me/c/1338162138/111), позволяющее осуществлять шифрование сообщений электронной почты в один клик.</text:p>
      <text:p text:style-name="P2">7. Trocker (https://addons.mozilla.org/en-US/firefox/addon/trockerapp/) - расширение, которое блокирует почтовые трекеры (пиксели). </text:p>
      <text:p text:style-name="P2">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p>
      <text:p text:style-name="P7">9. History Cleaner (https://addons.mozilla.org/en-US/firefox/addon/history-cleaner/?src=collection) - расширение для удаления более старых файлов истории, чем предлагает браузер в настройках.</text:p>
      <text:p text:style-name="P2">KO-dork для поиска уязвимостей сайтов в Termux</text:p>
      <text:p text:style-name="P2">KO-dork - комплексная утилита, написанная на языке Python для поиска уязвимостей сайтов.</text:p>
      <text:p text:style-name="P2">Утилита лёгкая в использовании и поддерживается Termux.</text:p>
      <text:p text:style-name="P2">Давайте рассмотрим процесс установки и запуска:</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4" loext:marker-style-name="T1"><text:span text:style-name="T2">python2 dork.py</text:span><text:span text:style-name="T2"/></text:p>
      <text:p text:style-name="P2">Убираем вотермарки и другие элементы с изображения. Часть 2.</text:p>
      <text:p text:style-name="P2">1. Watermark Remover (https://www.watermarkremover.io/) - убирает с помощью ИИ буквально за пару секунд все водяные знаки с фото.</text:p>
      <text:p text:style-name="P1"><text:soft-page-break/><text:span text:style-name="T3">2. Hama (https://www.hama.app/en) - тоже использует нейросеть для удаления объектов с фото. </text:span></text:p>
      <text:p text:style-name="P7">3. ANYMP4 (https://www.anymp4.com/ru/watermark-remover-online/) - еще один бесплатный сервис удаления водяных знаков, использующий ИИ. </text:p>
      <text:p text:style-name="P2">Бэкап Termux</text:p>
      <text:p text:style-name="P12">Простое резервное копирование с автоматическим сжатием:</text:p>
      <text:p text:style-name="P16">#termux-backup /sdcard/backup.tar.xz</text:p>
      <text:p text:style-name="P2">Формат сжатия определяется расширением файла, которое обычно.tar.gz (gzip), .tar.xz (xz) или .tar (без сжатия).</text:p>
      <text:p text:style-name="P2">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p>
      <text:p text:style-name="P1" loext:marker-style-name="T1"><text:span text:style-name="T2">#termux-backup - | gpg --symmetric --output /sdcard/backup.tar.gpg</text:span><text:span text:style-name="T2"/></text:p>
      <text:p text:style-name="P6">Содержимое, записанное в stdout, не сжимается.</text:p>
      <text:p text:style-name="P2">Подборка OSINT инструментов. Часть 20. Крипта.</text:p>
      <text:p text:style-name="P2">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p>
      <text:p text:style-name="P2">2. CryptoTxAlert (https://www.cryptotxalert.com/) - позволяет установить мониторинг за определенным крипто-кошельком. Платный сервис.</text:p>
      <text:p text:style-name="P2">3. BlockPath <text:s/>(https://blockpath.com/) - обозреватель + визуализатор транзакций. Скорее аналитический инструмент, чем просто эксплоер.</text:p>
      <text:p text:style-name="P2">4. Green Stage Bot (https://t.me/green_stage_bot) - бот для проверки чистоты крипты и поиска взаимосвязей между крипто-адресами. </text:p>
      <text:p text:style-name="P2">5. Bitcoin Abuse (https://www.bitcoinabuse.com/) - сайт-отзовик, где можно найти информацию о ВТС-адресах, связанных со скамом, вирусами шифровальщиками и не только.</text:p>
      <text:p text:style-name="P2">Бонус: ищем более точную информацию о крипто адресе в Google, используя дорки</text:p>
      <text:p text:style-name="P2">адрес кошелька+-block </text:p>
      <text:p text:style-name="P2">или </text:p>
      <text:p text:style-name="P4"><text:soft-page-break/><text:span text:style-name="T3">адрес кошелька-1+|+адрес кошелька-2-block</text:span></text:p>
      <text:p text:style-name="P2">Мессенджеры:</text:p>
      <text:p text:style-name="P2">AirChat - мессенджер, который работает без интернета - https://apps.apple.com/ru/app/air-chat/id583584427</text:p>
      <text:p text:style-name="P4"><text:span text:style-name="T3">Session - мессенджер, который не просит никаких данных для регистрации - https://getsession.org</text:span><text:span text:style-name="T3"/></text:p>
      <text:p text:style-name="P2">Рубрика "Приватность и безопасность". <text:s/></text:p>
      <text:p text:style-name="P2">[1] О чем говорит ваша страница в соц.сетях? (https://t.me/c/1058779651/698)</text:p>
      <text:p text:style-name="P2">[2] Прятки с Windows 10. Тестируем программы для отключения слежки и повышения приватности. (https://t.me/c/1058779651/2132)</text:p>
      <text:p text:style-name="P2">[3] Больше не твои документы. Как выглядят облачные хранилища глазами хакера. (https://t.me/c/1058779651/4939)</text:p>
      <text:p text:style-name="P2">[4] Антикриминалистика. Как защитить смартфон от извлечения данных. (https://t.me/c/1058779651/2026)</text:p>
      <text:p text:style-name="P6">[5] Шифруйся грамотно! Выбираем мессенджер для безопасной и приватной переписки. Часть 1. (https://t.me/c/1058779651/1128) Часть 2. (https://t.me/c/1058779651/1198) Часть 3. (https://t.me/c/1058779651/2054)</text:p>
      <text:p text:style-name="P2">Камеры и RDP</text:p>
      <text:p text:style-name="P2">Гуглим по типу "CVE-****-****"</text:p>
      <text:p text:style-name="P2">https://beta.shodan.io/host/150.254.183.4#3389</text:p>
      <text:p text:style-name="P2">https://beta.shodan.io/host/217.8.239.132#554</text:p>
      <text:p text:style-name="P2">https://beta.shodan.io/host/103.207.39.162#3389</text:p>
      <text:p text:style-name="P2">https://beta.shodan.io/host/88.214.26.41#3389</text:p>
      <text:p text:style-name="P2">https://beta.shodan.io/host/64.235.34.13#3389</text:p>
      <text:p text:style-name="P2">https://beta.shodan.io/host/175.203.206.212#8000</text:p>
      <text:p text:style-name="P2">https://beta.shodan.io/host/122.117.206.218#554</text:p>
      <text:p text:style-name="P12">https://beta.shodan.io/host/122.117.93.5#554</text:p>
      <text:p text:style-name="P12">https://beta.shodan.io/host/121.149.186.142#554</text:p>
      <text:p text:style-name="P2">https://beta.shodan.io/host/88.214.26.41#3389</text:p>
      <text:p text:style-name="P2">https://beta.shodan.io/host/190.189.251.22#3389</text:p>
      <text:p text:style-name="P1"><text:soft-page-break/><text:span text:style-name="T3">https://beta.shodan.io/host/64.235.34.13#3389</text:span></text:p>
      <text:p text:style-name="P2">https://beta.shodan.io/host/122.117.93.5#554</text:p>
      <text:p text:style-name="P2">https://beta.shodan.io/host/217.8.239.132#554</text:p>
      <text:p text:style-name="P2">https://beta.shodan.io/host/159.138.117.148#3389</text:p>
      <text:p text:style-name="P2">https://beta.shodan.io/host/150.254.183.4#3389</text:p>
      <text:p text:style-name="P2">https://beta.shodan.io/host/190.189.251.22#3389</text:p>
      <text:p text:style-name="P2">https://beta.shodan.io/host/45.127.196.19#3389</text:p>
      <text:p text:style-name="P6">https://beta.shodan.io/host/194.75.58.182#3389</text:p>
      <text:p text:style-name="P2">Разбираемся с Jabber</text:p>
      <text:p text:style-name="P7">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p>
      <text:p text:style-name="P2">Как замаскировать данные в изображении?</text:p>
      <text:p text:style-name="P1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8">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p>
      <text:p text:style-name="P2">Подборка различных чекеров. Часть 1.</text:p>
      <text:p text:style-name="P2">1. https://coveryourtracks.eff.org/ - всем известный IP чекер</text:p>
      <text:p text:style-name="P2">2. https://ipleak.net/ - еще один </text:p>
      <text:p text:style-name="P2">3. https://audiofingerprint.openwpm.com/ - чекер аудиофингерпринта</text:p>
      <text:p text:style-name="P1" loext:marker-style-name="T1"><text:span text:style-name="T2">4. https://canvasblocker.kkapsner.de/test/ - </text:span><text:span text:style-name="T3">чекер</text:span><text:span text:style-name="T2"> canvas</text:span></text:p>
      <text:p text:style-name="P2">6. https://www.dnsleaktest.com/ - чекер утечки dns</text:p>
      <text:p text:style-name="P2">7. https://mullvad.net/en/check/ - проверка вашего торрент клиента на утечку IP</text:p>
      <text:p text:style-name="P1"><text:span text:style-name="T3">8. https://email-checker.net/ - проверяет, существует ли почтовый ящик</text:span><text:span text:style-name="T3"/></text:p>
      <text:p text:style-name="P6">10. https://www.deviceinfo.me/ - выдает общую информацию об устройстве;</text:p>
      <text:p text:style-name="P6">openvpn-install (https://github.com/angristan/openvpn-install) - скрипт, позволяющий установить OpenVPN на *nix системах буквально за пару секунд.</text:p>
      <text:p text:style-name="P2">Восстанавливаем доступ к ВТС кошелькам:</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2">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p>
      <text:p text:style-name="P19">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p>
      <text:p text:style-name="P12">Подборка различных чекеров. Часть 2.</text:p>
      <text:p text:style-name="P2">https://emailipleak.com/ - показывает утечку вашего IPv4 адреса;</text:p>
      <text:p text:style-name="P2">https://amiunique.org/ - показывает отпечаток вашего браузера;</text:p>
      <text:p text:style-name="P2">https://www.hidemyass.com/en-us/webrtc-leak-test - чекает утечку IP через WebRTC;</text:p>
      <text:p text:style-name="P2">https://www.ipaddress.com/trace-email.html - может узнать IP отправителя письма;</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2">http://permission.site/ - чекет доступы браузера;</text:p>
      <text:p text:style-name="P2">https://www.ssllabs.com/ssltest/ - ssl-тест различных сайтов;</text:p>
      <text:p text:style-name="P2">https://whoer.net/ru - популярный комплексный чекер;</text:p>
      <text:p text:style-name="P20"><text:span text:style-name="T3">https://www.howsmyssl.com/ - ssl-тест браузера</text:span><text:span text:style-name="T3"/></text:p>
      <text:p text:style-name="P2">Большая подборка крипто-сервисов и не только. BTC кошельки</text:p>
      <text:p text:style-name="P2">1. Bitcoin Core (https://bitcoin.org/ru/wallets/desktop/windows/bitcoincore/) - можно сказать, официальный десктопный кошелек. Требует наличие SSD диска.</text:p>
      <text:p text:style-name="P1"><text:soft-page-break/><text:span text:style-name="T3">2. Electrum - программный ВТС-кошелек с открытым исходным кодом. Есть 2ФА, настраиваемый.</text:span></text:p>
      <text:p text:style-name="P2">3. Samourai (https://samouraiwallet.com/) - ВТС-кошелек для Android пользователей. Использует CoinJoin для анонимизации транзакций. </text:p>
      <text:p text:style-name="P2">4. Sparrow Wallet (https://sparrowwallet.com/) - легковесный десктопный ВТС кошелек. +CoinJoin. Для пользователей Mac, Windows, Linux.</text:p>
      <text:p text:style-name="P2">5. Wasabi (https://wasabiwallet.io/) - старенький, но проверенный временем декстопный кошелек. Открытый исходный код, использует CoinJoin. </text:p>
      <text:p text:style-name="P2">XMR кошельки</text:p>
      <text:p text:style-name="P2">1. Monero GUI Wallet (https://www.getmonero.org/downloads/#gui) - официальный десктопный кошелек Monero. </text:p>
      <text:p text:style-name="P2">2. Feather (https://featherwallet.org/) - неплохая, легковесная и минималистичная альтернатива официальному кошельку.</text:p>
      <text:p text:style-name="P2">3. Monerujo (https://www.monerujo.io/) - XMR-кошелек для Android пользователей. </text:p>
      <text:p text:style-name="P2">Мультивалютные кошельки</text:p>
      <text:p text:style-name="P2">1. Trust Wallet (https://trustwallet.com/) - самый популярный мультивалютный крипто кошелек. </text:p>
      <text:p text:style-name="P15">2. Mycelium Bitcoin Wallet (https://wallet.mycelium.com/) - поддерживает BTC и ERC20 токены.</text:p>
      <text:p text:style-name="P2">3. Cake Wallet (https://cakewallet.com/) - кошелек на iOS, поддерживает ВТС, LTC, XMR. </text:p>
      <text:p text:style-name="P2">Холодные кошельки</text:p>
      <text:p text:style-name="P2">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p>
      <text:p text:style-name="P2">2. Safe Pal (https://store.safepal.com/safepal-s1-hardware-wallet.html) - неплохой кошелек холодного хранения с поддержкой внушительного списка монет и air gap технологией.</text:p>
      <text:p text:style-name="P7">3. Ledger (https://www.ledger.com/) - самый популярный холодный кошелек. Остерегайтесь подделок!</text:p>
      <text:p text:style-name="P2">OSINT и мониторинг</text:p>
      <text:p text:style-name="P2">1. OXT (https://oxt.me/) - еще один неплохой обозреватель крито-транзакций с приятным дизайном, поиском взаимосвязей и другим функционалом.</text:p>
      <text:p text:style-name="P2">2. Blockchair (https://blockchair.com/) - известный обозреватель транзакций и адресов в сотнях сетей. </text:p>
      <text:p text:style-name="P2">3. Walletexplorer (https://www.walletexplorer.com/) - устанавливает связи ВТС адреса с различными крипто-сервисами и проверяет баланс. </text:p>
      <text:p text:style-name="P2">4. Blockcypher (https://live.blockcypher.com/) - обозреватель транзакций в ВТС, ETH, LTC, Dash, Doge, GrIn сетях.</text:p>
      <text:p text:style-name="P7">5. Green Stage Bot (https://t.me/green_stage_bot) - бот для проверки чистоты крипты и поиска взаимосвязей между крипто-адресами.</text:p>
      <text:p text:style-name="P2">Крипто-мессенджеры</text:p>
      <text:p text:style-name="P2">1. Mixin (https://mixin.one/) - мессенджер-кошелек, использующий протокол Signal для отправки сообщений.</text:p>
      <text:p text:style-name="P2">2. Adamant - анонимный и защищённый мессенджер, <text:s/>работающий на блокчейне Ethereum.</text:p>
      <text:p text:style-name="P2">3. Status - безопасный мессенджер с поддержкой E2EE, встроенным ETH-кошельком и поддержкой DApps.</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2">Восстановление доступа</text:p>
      <text:p text:style-name="P2">1. btcrecover <text:s/>(https://github.com/gurnec/btcrecover/blob/master/TUTORIAL.md#running-btcrecover) - очень полезный и функциональный софт для восстановления доступа к вашему ВТС кошельку.</text:p>
      <text:p text:style-name="P2">2. bip39 от iancoleman (https://github.com/iancoleman/bip39/releases/) - софт, который поможет вам из вашей seed-фразы получить приватный ключ от кошелька.</text:p>
      <text:p text:style-name="P19">3. walletrecoveryservices (https://www.walletrecoveryservices.com/) - магический сервис гениального Дэвида, который взламывает кошельки за 20% от их стоимости.</text:p>
      <text:p text:style-name="P12">Проверяем крипто-скам</text:p>
      <text:p text:style-name="P2">1. Honeypot Detector (https://honeypot.is/) <text:s/>- незаменимый сервис для тех, кто занимается криптой. Позволяет определить скам-токены в BSC сети и проверять контракты. </text:p>
      <text:p text:style-name="P7">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p>
      <text:p text:style-name="P2">Блэк лист из «приватных» приложений</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2">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p>
      <text:p text:style-name="P2">3. Браузер Brave. Без комменатриев. Они, конечно, по всякому отнекиваются, но это ничего не значит. Пруф (https://spyware.neocities.org/articles/brave_ru.html).</text:p>
      <text:p text:style-name="P2">4. Чистильщик CCleaner. Ранее упоминал отличную альтернативу - BleachBit. А так, можно почитать о недостатках здесь. (https://spyware.neocities.org/articles/ccleaner.html)</text:p>
      <text:p text:style-name="P2">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p>
      <text:p text:style-name="P6">Сюда же: любой бесплатный VPN и проприетарный софт.</text:p>
      <text:p text:style-name="P2">Храним файлы в безопасном облаке</text:p>
      <text:p text:style-name="P2">1. Cryptee - бесплатный сервис для надежного хранения документов, файлов и фотографий. Исходный код открыт. Регистрация анонимная.</text:p>
      <text:p text:style-name="P2">2. e2ee cloud - облачное хранилище с открытым исходным кодом и сквозным шифрованием. </text:p>
      <text:p text:style-name="P2">3. Filen (https://filen.io/) - zero-knowledge, e2e облако с 10 ГБ пространства на бесплатном тарифе. </text:p>
      <text:p text:style-name="P12">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p>
      <text:p text:style-name="P12">5. MEGA (https://mega.io/) - старый и не нуждающийся в представлении сервис. Использует сквозное шифрование, 20 ГБ бесплатно. (недавно раскрыли ненадежное шифрование)</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2">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p>
      <text:p text:style-name="P7">8. Tahoe-LAFS - бесплатный децентрализованный облачный сервис для хранения данных.</text:p>
      <text:p text:style-name="P2">Бесплатный аналог FindClone</text:p>
      <text:p text:style-name="P2">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4"><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2">Списки XMPP серверов </text:p>
      <text:p text:style-name="P2">1. https://list.jabber.at/</text:p>
      <text:p text:style-name="P21">2. https://www.jabberes.org/servers/</text:p>
      <text:p text:style-name="P21">3. https://www.xmpp.jp/</text:p>
      <text:p text:style-name="P1"><text:soft-page-break/><text:span text:style-name="T3">5. https://compliance.conversations.im/old/ (со сравнением по критериям) </text:span><text:span text:style-name="T3"/></text:p>
      <text:p text:style-name="P6">8. https://xmpp.love/</text:p>
      <text:p text:style-name="P1"><text:span text:style-name="T3"/></text:p>
      <text:p text:style-name="P2">Подборка PHP Lite почтовых клиентов </text:p>
      <text:p text:style-name="P2">1. Cypht (https://cypht.org/index.html) - модульный почтовый клиент с кучей плагинов, легковесный, есть RSS новостная лента. </text:p>
      <text:p text:style-name="P2">2. Squirrelmail <text:s/>(https://www.squirrelmail.org/) - старенькая, но надежная легковесная почта с минималистичным дизайном и поддержкой PGP шифрования.</text:p>
      <text:p text:style-name="P2">3. Rainloop (https://www.rainloop.net/) - не хранит никакие данные на серверах, плагины, шифрование OpenPGP по умолчанию.</text:p>
      <text:p text:style-name="P2">4. Horde (https://www.horde.org/) - минималистичный, PHPшный почтовый клиент, схожий со Squirrelmail. </text:p>
      <text:p text:style-name="P2">5. Afterlogic WebMail Lite (https://afterlogic.org/webmail-lite) - клиент с поддержкой интеграции различных сервисов, OpenPGP шифрованием</text:p>
      <text:p text:style-name="P22"><text:span text:style-name="T3"/></text:p>
      <text:p text:style-name="P2">Подборка сервисов без KYC. Часть 1.</text:p>
      <text:p text:style-name="P12">1. Крипто-биржи/обменники:</text:p>
      <text:p text:style-name="P12">Bisq (https://bisq.network/)</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4"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20"><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2">3. Аренда телефонных номеров и приём СМС:</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4" loext:marker-style-name="T1"><text:span text:style-name="T2">Crypton (https://crypton.sh/)</text:span><text:span text:style-name="T2"/></text:p>
      <text:p text:style-name="P23"><text:span text:style-name="T3">Подборка сервисов без </text:span><text:span text:style-name="T2">KYC</text:span><text:span text:style-name="T3">. Часть 3.</text:span></text:p>
      <text:p text:style-name="P2">1. Крипто-биржи/обменники:</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2">2. Аренда телефонных номеров и приём СМС:</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2">3. Разные сервисы</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4"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4"><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2">Подменяем данные геолокации на смартфоне:</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4"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4" loext:marker-style-name="T1"><text:span text:style-name="T2">10. GPG4USB (https://gpg4usb.org/) (Portable)</text:span><text:span text:style-name="T2"/></text:p>
      <text:p text:style-name="P2">Подборка сервисов сравнения текстов и установления авторства: </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1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1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20"><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4"><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2">Пробиваем человека по юзернейму:</text:p>
      <text:p text:style-name="P2">1. https://www.google.com/search?q=""username</text:p>
      <text:p text:style-name="P2">2. https://www.bing.com/search?q=""username</text:p>
      <text:p text:style-name="P2">3. https://yandex.com/search/?text=%22%22&amp;lr=10519</text:p>
      <text:p text:style-name="P2">3. https://knowem.com/checkusernames.php?u=</text:p>
      <text:p text:style-name="P2">4. https://knowem.com/checksocialnames.php?u=</text:p>
      <text:p text:style-name="P2">5. https://usersearch.org/</text:p>
      <text:p text:style-name="P2">6. https://namevine.com/</text:p>
      <text:p text:style-name="P2">7. https://www.social-searcher.com</text:p>
      <text:p text:style-name="P2">8. https://en.gravatar.com/</text:p>
      <text:p text:style-name="P2">9. https://dehashed.com/</text:p>
      <text:p text:style-name="P2">10. https://haveibeenpwned.com</text:p>
      <text:p text:style-name="P2">11. https://linktr.ee/</text:p>
      <text:p text:style-name="P1"><text:soft-page-break/><text:span text:style-name="T3">12. https://www.searchmy.bio/</text:span></text:p>
      <text:p text:style-name="P6">13. https://namechk.com/</text:p>
      <text:p text:style-name="P2">Анализируем страницу ВКонтакте:</text:p>
      <text:p text:style-name="P2">1. https://regvk.com/id/ - узнаем ID страницы;</text:p>
      <text:p text:style-name="P2">2. https://vk.com/app7183114 - позволяет узнать информацию о группе;</text:p>
      <text:p text:style-name="P2">3. http://ininterests.com/ - архив страниц ВК, где можно найти информацию об удаленных страницах;</text:p>
      <text:p text:style-name="P12">4. https://220vk.com/ - комплексный инструмент для работы с ВК, упомянутый мной ранее;</text:p>
      <text:p text:style-name="P12">5. https://vk.watch/ID/profile - еще один сайт с архивами профилей;</text:p>
      <text:p text:style-name="P2">6. https://archive.org/ - стандартный интернет-архив, тоже может быть полезен;</text:p>
      <text:p text:style-name="P2">7. https://vk.city4me.com/ - слежка за аккаунтом ВК;</text:p>
      <text:p text:style-name="P2">8. https://vk.watch/ - комплексный OSINT инструмент;</text:p>
      <text:p text:style-name="P2">9. https://t.me/InfoVkUser_bot - проводит анализ друзей профиля;</text:p>
      <text:p text:style-name="P6">10. https://github.com/Postuf/vkontakte-osint-lib - библиотека OSINT сценариев.</text:p>
      <text:p text:style-name="P1"><text:span text:style-name="T3">Упрощаем жизнь скриптами для пользователей *nix систем:</text:span><text:span text:style-name="T3"/></text:p>
      <text:p text:style-name="P2">4.openvpn-install (https://github.com/angristan/openvpn-install) - скрипт, позволяющий установить клиент OpenVPN в максимально короткий срок.</text:p>
      <text:p text:style-name="P6">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p>
      <text:p text:style-name="P2">Используем блага нейросетей:</text:p>
      <text:p text:style-name="P2">1. https://www.copy.ai/ - инструмент копирайтинга на основе нейронных сетей;</text:p>
      <text:p text:style-name="P2">2. https://mubert.com/ - генерация музыки из текста с помощью ИИ, нейронных сетей, есть бесплатный тариф;</text:p>
      <text:p text:style-name="P2">3. https://app.baseten.co/apps/QPp4nPE/operator_views/RqgOnqV - GPG-FAN, нейросеть для реставрации старых фото;</text:p>
      <text:p text:style-name="P1"><text:soft-page-break/><text:span text:style-name="T3">4. https://uberduck.ai/ - генерация голоса из текста с помощью ИИ, платный, но есть и триал;</text:span></text:p>
      <text:p text:style-name="P2">5. https://openai.com/ и https://chat.openai.com/chat - не нуждаются в представлении, используем VPN или socks для доступа + любую СМС активацию с не ру номерами;</text:p>
      <text:p text:style-name="P2">6. https://lumen5.com/ - ИИ для создания видео;</text:p>
      <text:p text:style-name="P2">7. https://huggingface.co/ - репозиторий ИИ проектов, много можно найти демок и бесплатных версий;</text:p>
      <text:p text:style-name="P2">8. https://designs.ai/ru - онлайн редактор видео на основе ИИ, есть бесплатный триал на 30 дней;</text:p>
      <text:p text:style-name="P2">9. https://midjourney.com - арт-нейросеть, не нуждающаяся в представлении;</text:p>
      <text:p text:style-name="P2">10. https://looka.com/ - сервис для генерации логотипов и медиа китов на базе ИИ;</text:p>
      <text:p text:style-name="P2">11. https://bigjpg.com/ - бесплатный сервис для увеличения фото и иллюстраций без потери качества;</text:p>
      <text:p text:style-name="P2">12. https://artbreeder.com/ - генерация картинок нейронками, есть бесплатный тариф;</text:p>
      <text:p text:style-name="P2">13. https://neural.love/ - улучшение фото и видео с помощью нейросетей, настоящий ИИ комбайн, есть бесплатные функции;</text:p>
      <text:p text:style-name="P2">14. https://openai.com/dall-e-2/ - еще одна популярная арт-нейросеть;</text:p>
      <text:p text:style-name="P24">15. https://www.notion.so/product/ai - новый ИИ для копирайтинга и создания контента, можно записаться в лист ожидания.</text:p>
      <text:p text:style-name="P2">VPN клиенты с открытым исходным кодом:</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4" loext:marker-style-name="T1"><text:span text:style-name="T2">8. ZeroTier (https://www.zerotier.com/download/)</text:span><text:span text:style-name="T2"/></text:p>
      <text:p text:style-name="P1"><text:span text:style-name="T3">#</text:span><text:span text:style-name="T2">Termux</text:span></text:p>
      <text:p text:style-name="P2">Получаем информацию о человеке, зная его почту:</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2">- Имя владельца</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2">- Возможные имена</text:p>
      <text:p text:style-name="P2">- Публичные фотографии </text:p>
      <text:p text:style-name="P2">- Модели телефонов <text:s/></text:p>
      <text:p text:style-name="P2">- Установленное программное обеспечение</text:p>
      <text:p text:style-name="P1"><text:span text:style-name="T3">- Отзывы о </text:span><text:span text:style-name="T2">Google</text:span><text:span text:style-name="T3"> </text:span><text:span text:style-name="T2">Maps</text:span></text:p>
      <text:p text:style-name="P2">- Возможное физическое местоположение</text:p>
      <text:p text:style-name="P2">Установка:</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2">Использование:</text:p>
      <text:p text:style-name="P4"><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17" loext:marker-style-name="T1"><text:span text:style-name="T2">pip install colorama pysnmP</text:span></text:p>
      <text:p text:style-name="P1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4"><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20"><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4"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2">1. Браузерные расширения </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25"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25"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4"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2">Используем блага нейросетей. Часть 2;</text:p>
      <text:p text:style-name="P2">1. https://t.me/neuroperson_bot - бот известного проекта, генерирующего уникальные лица посредством ИИ. </text:p>
      <text:p text:style-name="P2">2. https://www.canva.com/features/ai-image-generator/ - еще один генератор изображений из текста;</text:p>
      <text:p text:style-name="P2">3. https://imaginarysoundscape2.qosmo.jp/ - озучивает картинки;</text:p>
      <text:p text:style-name="P2">4. https://www.autodraw.com/ - ИИ-рисовалка от Google;</text:p>
      <text:p text:style-name="P2">5. https://thiscatdoesnotexist.com/ - генерация морд уникальных котов!</text:p>
      <text:p text:style-name="P2">6. https://www.remove.bg/ru - удаляет фон на изображениях;</text:p>
      <text:p text:style-name="P2">7. https://yandex.ru/autopoet/onegin/27 - окрашивает черно-белые фотографии;</text:p>
      <text:p text:style-name="P2">8. http://gaugan.org/gaugan2/ - генератор ландшафтов;</text:p>
      <text:p text:style-name="P2">9. https://bigjpg.com/ - увеличивает размер изображения;</text:p>
      <text:p text:style-name="P2">10. https://www.nvidia.com/research/inpainting/index.html - неплохая нейросеть для обработки фотографий;</text:p>
      <text:p text:style-name="P2">11. https://www.chatbcg.com - создает слайды;</text:p>
      <text:p text:style-name="P2">12. https://porfirevich.ru/ - пишет истории;</text:p>
      <text:p text:style-name="P2">13. https://visper.tech/ - делает видео из текста;</text:p>
      <text:p text:style-name="P2">14. https://www.deepcode.ai/ - ищет ошибки в программном коде;</text:p>
      <text:p text:style-name="P6">15. https://dream.ai/ - еще один бесплатный генератор изображений хорошего качества.</text:p>
      <text:p text:style-name="P2">Используем блага нейросетей. Часть 3.</text:p>
      <text:p text:style-name="P2">1. https://www.lalal.ai/ - ИИ для создания треков и работы с вокалом;</text:p>
      <text:p text:style-name="P2">2. https://tosummary.com/ - делает пересказ статей, книг и даже YouTube видео;</text:p>
      <text:p text:style-name="P2">3. https://www.autoti.io/ - создает посты в Instagram;</text:p>
      <text:p text:style-name="P2">4. https://chatbotkit.com/ - позволяет создавать чат-ботов;</text:p>
      <text:p text:style-name="P2">5. https://colorize.cc/ - раскрашивает черно-белые фото;</text:p>
      <text:p text:style-name="P1"><text:soft-page-break/><text:span text:style-name="T3">6. https://aihelperbot.com/ - позволяет работать с SQL-запросами без знания баз данных;</text:span></text:p>
      <text:p text:style-name="P2">7. https://nuclia.com/ - умная поисковая система;</text:p>
      <text:p text:style-name="P2">8. https://murf.ai/ - переводит текст в аудио;</text:p>
      <text:p text:style-name="P2">9. https://debuild.app/ - помогает в написании веб-приложений;</text:p>
      <text:p text:style-name="P6">10. https://tryellie.com/ - умный почтовый ассистент.</text:p>
      <text:p text:style-name="P2">Используем блага нейросетей. Часть 4.</text:p>
      <text:p text:style-name="P2">1. https://appicons.ai/ - генерирует иконки для ваших приложений;</text:p>
      <text:p text:style-name="P26">2. https://www.scenario.gg/ - ИИ для создания игрового контента;</text:p>
      <text:p text:style-name="P25"><text:span text:style-name="T2">3. https://leonardo.ai/ - </text:span><text:span text:style-name="T3">еще</text:span><text:span text:style-name="T2"> </text:span><text:span text:style-name="T3">один</text:span><text:span text:style-name="T2"> game assets generator;</text:span></text:p>
      <text:p text:style-name="P2">4. https://excelformulabot.com/ - переводит ваши текстовые инструкции в Excel формулы!;</text:p>
      <text:p text:style-name="P2">5. https://github.com/features/copilot - помощник программиста в реальном времени;</text:p>
      <text:p text:style-name="P2">6. https://www.sheetai.app/ - переводит ваши текстовые инструкции в формулы Google таблиц;</text:p>
      <text:p text:style-name="P2">7. https://boo.ai/ - умный помощник в написании текстов;</text:p>
      <text:p text:style-name="P2">8. https://plugins.jetbrains.com/plugin/20085-codeassist - еще один умный помощник программиста;</text:p>
      <text:p text:style-name="P2">9. https://www.playlistai.app/ - формирует плейлисты в Spotify и Apple Music;</text:p>
      <text:p text:style-name="P2">10. https://audioread.com/ - превращает текст в аудио (подкаст);</text:p>
      <text:p text:style-name="P2">11. https://www.aiphotoof.me/ - делает из ваших селфи портреты, более 100 стилей рисовки;</text:p>
      <text:p text:style-name="P2">12. https://makelogo.ai/ - рисует логотипы и иконки;</text:p>
      <text:p text:style-name="P2">13. https://wiz.chat/ - чат-бот GPT-3 для Slack;</text:p>
      <text:p text:style-name="P2">14. https://www.browse.ai/ - ИИ для парсинга и экстракции данных с сайтов;</text:p>
      <text:p text:style-name="P2">15. https://namewizard.ai/ - генерирует доменные имена;</text:p>
      <text:p text:style-name="P2">16. https://www.politepost.net/ - переделывает ваши грубые и быстро написанные письма в крайне вежливые;</text:p>
      <text:p text:style-name="P2">17. https://seo.ai/ - ваш умный SEO помощник:</text:p>
      <text:p text:style-name="P2">18. https://debuild.app/ - ИИ для создания сайтов;</text:p>
      <text:p text:style-name="P1"><text:soft-page-break/><text:span text:style-name="T3">19. https://webullar.com/ - ИИ для создания сайтов со смартфона;</text:span></text:p>
      <text:p text:style-name="P6">20. https://www.voicemod.net/ - меняет ваш голос в режиме реального времени.</text:p>
      <text:p text:style-name="P2">Небольшой OSINT:</text:p>
      <text:p text:style-name="P2">1) https://pentest-tools.com - Данный набор инструментов предназначен для проведения тестирования безопасности интернет ресурсов и выявления уязвимостей.</text:p>
      <text:p text:style-name="P2">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p>
      <text:p text:style-name="P2">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p>
      <text:p text:style-name="P2">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p>
      <text:p text:style-name="P27">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p>
      <text:p text:style-name="P26">Управляем заметками и храним их в безопасном виде:</text:p>
      <text:p text:style-name="P2">1. Notesnook (https://notesnook.com/) - zero knowledge хранилище записок со сквозным шифрованием, открытым исходным кодом и установкой пароля. Платный сервис.</text:p>
      <text:p text:style-name="P2">2. Cryptee - бесплатный сервис для надежного хранения документов, файлов, фотографий и заметорк. Исходный код открыт. Регистрация анонимная.</text:p>
      <text:p text:style-name="P2">3. Standard Notes (https://standardnotes.com/) - бесплатный сервис для надежного хранения заметок, есть сквозное шифрование. </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2">5. Laverna (https://laverna.cc/) - менеджер заметок в формате Markdown, нацеленный на приватность. Поддерживает сквозное шифрование. Не требует регистрации. </text:p>
      <text:p text:style-name="P2">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p>
      <text:p text:style-name="P6">7. Protected Text - еще один менеджер заметок с шифрованием, бесплатный.</text:p>
      <text:p text:style-name="P2">Полезные аддоны для Mozilla Firefox:</text:p>
      <text:p text:style-name="P2">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p>
      <text:p text:style-name="P2">2. SingleFile (https://addons.mozilla.org/ru/firefox/addon/single-file/?utm_source=addons.mozilla.org&amp;utm_medium=referral&amp;utm_content=search) - скачивает веб-страницу целиком в формате HTML.</text:p>
      <text:p text:style-name="P2">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p>
      <text:p text:style-name="P2">4. AdBlocker Ultimate (https://addons.mozilla.org/ru/firefox/addon/adblocker-ultimate/?utm_source=addons.mozilla.org&amp;utm_medium=referral&amp;utm_content=search) - бесплатный блокировщик рекламы с хорошим функционалом.</text:p>
      <text:p text:style-name="P2">5. Popup Blocker (https://addons.mozilla.org/ru/firefox/addon/popup-blocker/?utm_source=addons.mozilla.org&amp;utm_medium=referral&amp;utm_content=search) - блокирует всевозможные всплывающие окна на сайтах.</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26">7. Proxy SwitchyOmega (https://addons.mozilla.org/ru/firefox/addon/switchyomega/?utm_source=addons.mozilla.org&amp;utm_medium=referral&amp;utm_content=search) - позволяет управлять и переключаться между многими прокси.</text:p>
      <text:p text:style-name="P26">8. Firefox Translations (https://addons.mozilla.org/ru/firefox/addon/firefox-translations/?utm_source=addons.mozilla.org&amp;utm_medium=referral&amp;utm_content=search) - переводит страницу на нужный вам язык целиком. </text:p>
      <text:p text:style-name="P6">10. Clear Browsing Data (https://addons.mozilla.org/ru/firefox/addon/clear-browsing-data/?utm_source=addons.mozilla.org&amp;utm_medium=referral&amp;utm_content=search) - очищает историю, куки и кэш в один клик.</text:p>
      <text:p text:style-name="P2">Используем блага нейросетей. Часть 5.</text:p>
      <text:p text:style-name="P2">1. https://www.useblackbox.io/ - еще один помощник программиста:</text:p>
      <text:p text:style-name="P2">2. https://www.altered.ai/ - меняет голос в реальном времени;</text:p>
      <text:p text:style-name="P2">3. https://alpha.genmo.ai/ - генерирует видео из текста:</text:p>
      <text:p text:style-name="P2">4. https://www.magicslides.app/ - создает презентации;</text:p>
      <text:p text:style-name="P2">5. https://www.kinetix.tech/ - ИИ для создания 3D анимации;</text:p>
      <text:p text:style-name="P2">6. https://www.autodraw.com/ - умная рисовалка;</text:p>
      <text:p text:style-name="P2">7. https://brandmark.io/tools/ - генератор логотипов;</text:p>
      <text:p text:style-name="P2">8. https://paraphrasetool.com/ - перефразирует ваш текст на 100 языках;</text:p>
      <text:p text:style-name="P2">9. https://pictodream.com/ - для создания аватарок из фотографий;</text:p>
      <text:p text:style-name="P6">10. https://sheetplus.ai/ - переводит текст в таблицы Google Docs и Excel, помогает с формулами и т.д</text:p>
      <text:p text:style-name="P2">Cнимаем ограничения с ChatGPT3:</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2">1. https://vc.ru/services/612914-ubral-ogranicheniya-openai-i-poprosil-chatgpt-proyti-test-na-cennostnye-orientacii</text:p>
      <text:p text:style-name="P2">2. https://vc.ru/life/601444-kak-ya-obuchil-chatgpt-russkomu-matu</text:p>
      <text:p text:style-name="P2">3. https://tech-geek.ru/chatgpt-jailbreak-dan/</text:p>
      <text:p text:style-name="P2">4. https://ask.replit.com/t/a-guide-to-dan-chatgpt-guides/10285</text:p>
      <text:p text:style-name="P6">5. https://www.reddit.com/r/ChatGPT/comments/10tevu1/new_jailbreak_proudly_unveiling_the_tried_and/</text:p>
      <text:p text:style-name="P2">Избавляемся от Google навсегда:</text:p>
      <text:p text:style-name="P26">1. Degoogle - внушительный список всевозможных альтернатив приложениям Google + пачка браузерных расширений и утилит, связанных с анонимностью и приватностью.</text:p>
      <text:p text:style-name="P26">2. Privacy Redirect - расширение, которое перенаправляет запросы к Twitter, YouTube, Instagram &amp; Google Maps на альтернативные сервисы, дружелюбные к приватности. </text:p>
      <text:p text:style-name="P2">3. No More Google (https://nomoregoogle.com/) - авторский список альтернатив Google сервисам с приятным интерфейсом и действительно достойными приложениями/cофтом. </text:p>
      <text:p text:style-name="P1"><text:span text:style-name="T3">Бонус</text:span><text:span text:style-name="T2">:</text:span></text:p>
      <text:p text:style-name="P4" loext:marker-style-name="T1"><text:span text:style-name="T2">Awesome Privacy List - https://github.com/Lissy93/awesome-privacy</text:span><text:span text:style-name="T2"/></text:p>
      <text:p text:style-name="P28"><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29">Сам себе почтовый провайдер:</text:p>
      <text:p text:style-name="P2">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p>
      <text:p text:style-name="P2">2. mailcow: dockerized (https://github.com/mailcow/mailcow-dockerized) - это почтовый сервер который разворачивается в docker контейнере и требует минимум настройки.</text:p>
      <text:p text:style-name="P2">3. Docker Mailserver (https://github.com/docker-mailserver/docker-mailserver) - почтовый сервер (SMTP, IMAP, LDAP, Antispam, Antivirus), разворачивающийся в docker контейнере. </text:p>
      <text:p text:style-name="P6">4. Mox (https://github.com/mjl-/mox) - полнофункциональный защищенный почтовый сервер с открытым исходным.</text:p>
      <text:p text:style-name="P2">Слушаем музыку бесплатно, сервисы и софт:</text:p>
      <text:p text:style-name="P2">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p>
      <text:p text:style-name="P2">2. Funkwhale (https://funkwhale.audio/) - децентрализованный, бесплатный музыкальный сервис с открытым исходным кодом. Альтернатива SoundCloud.</text:p>
      <text:p text:style-name="P2">3. Koel (https://koel.dev/) - персональный стриминговый музыкальный сервис с облачным хранилищем.</text:p>
      <text:p text:style-name="P2">4. Navidrome (https://www.navidrome.org/) - еще один стриминговый музыкальный сервис с огромным количеством различных библиотек. </text:p>
      <text:p text:style-name="P2">5. Black Hole (https://github.com/Sangwan5688/BlackHole) - музыкальный плеер с открытым исходным кодом. Для пользователей Android.</text:p>
      <text:p text:style-name="P2">Telegram-боты:</text:p>
      <text:p text:style-name="P2">1. VK Music Bot (https://t.me/vkm4bot) - бот для скачивания музыки из ВКонтакте, создайте с ним чат и формируйте плейлисты прямо в Telegram. Должен работать с iOS.</text:p>
      <text:p text:style-name="P2">2. Magic Saver (https://t.me/MagicSaverBot) - бот для скачивания постов/видео с TikTok, Instagram, YouTube Shorts, YouTube Music.</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4"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2">Онлайн сервисы для стеганографии:</text:p>
      <text:p text:style-name="P2">1. StegCloak - простой сервис с открытым исходным кодом, позволяющий спрятать текст в другом тексте. </text:p>
      <text:p text:style-name="P2">2. iCoder (https://tools.icoder.uz/image-steganography.php) - инструмент стеганографии изображений.</text:p>
      <text:p text:style-name="P2">3. PlanetCalc (https://planetcalc.ru/9345/) - еще один простой инструмент стеганографии изображений.</text:p>
      <text:p text:style-name="P2">4. Steganography Online (https://stylesuxx.github.io/steganography/) - работает с различными типами файлов.</text:p>
      <text:p text:style-name="P6">5. Steganographic Decoder (https://futureboy.us/stegano/decinput.html) - для работы с jpeg и аудиофайлами</text:p>
      <text:p text:style-name="P2">Децентрализованные альтернативы YouTube:</text:p>
      <text:p text:style-name="P2">1. https://bastyon.com/index;</text:p>
      <text:p text:style-name="P2">2. https://www.bitchute.com;</text:p>
      <text:p text:style-name="P2">3. https://joinpeertube.org/;</text:p>
      <text:p text:style-name="P2">4. https://github.com/MrS0m30n3/youtube-dl-gui;</text:p>
      <text:p text:style-name="P2">5. https://mediagoblin.org/;</text:p>
      <text:p text:style-name="P2">6. https://vimeo.com/;</text:p>
      <text:p text:style-name="P7">7. https://d.tube/.</text:p>
      <text:p text:style-name="P2">Осуществляем поиск по фото. Идеальный вариант - фотография лица искомого объекта:</text:p>
      <text:p text:style-name="P2">1. FaceCheck (https://facecheck.id/) - служба поиска по фото в зарубежных соцсетях;</text:p>
      <text:p text:style-name="P2">2. Search4faces (https://search4faces.com/) - то же самое, но по «ВКонтакте» и «Одноклассникам»;</text:p>
      <text:p text:style-name="P26">3. Pimeyes (https://pimeyes.com/en) - качественный, но платный поиск по картинкам (3 бесплатных запроса в боте, находит даже стикеры с лицом);</text:p>
      <text:p text:style-name="P25"><text:soft-page-break/><text:span text:style-name="T3">4. ImageSearch (https://www.image-search.org/) - бесплатный поиск похожих картинок в интернете;</text:span></text:p>
      <text:p text:style-name="P2">5. Tineye (https://tineye.com/) - этот сервис в представлениях не нуждается;</text:p>
      <text:p text:style-name="P1" loext:marker-style-name="T1"><text:span text:style-name="T2">6. Reverse Image Search (https://www.reverse-image-search.org/) - </text:span><text:span text:style-name="T3">аналог</text:span><text:span text:style-name="T2"> Tineye;</text:span></text:p>
      <text:p text:style-name="P2">7. Karmadecay (http://karmadecay.com/) - поиск похожих изображений в Reddit.</text:p>
      <text:p text:style-name="P2">8. Search by Image (https://t.me/c/1338162138/396) - браузерное расширение для поиска по фотографии. Ищет через Google, Bing, Yandex, Baidu и TinEye.</text:p>
      <text:p text:style-name="P2">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p>
      <text:p text:style-name="P6">10. betaface.com (http://betaface.com/demo_old.html) - сравнительный анализ фотографий. Определит вероятность того, что на двух разных изображениях один и тот же человек.</text:p>
      <text:p text:style-name="P2">Подборка сайтов с веб камерами:</text:p>
      <text:p text:style-name="P2">1. https://www.geocam.ru/ - камеры по всему миру, есть РФ и соседние страны;</text:p>
      <text:p text:style-name="P2">2. https://airportwebcams.net/ - камеры в аэропортах. Из России всего 4 аэропорта, Москвы, например, нет;</text:p>
      <text:p text:style-name="P2">3. https://www.earthcam.com/ - подборка действующих камер, известный сервис, не нуждается в представлении;</text:p>
      <text:p text:style-name="P2">4. https://youwebcams.org/ - камеры по всему миру;</text:p>
      <text:p text:style-name="P2">5. https://worldcam.eu/ - еще один неплохой сайт с камерами;</text:p>
      <text:p text:style-name="P2">Бонус:</text:p>
      <text:p text:style-name="P2">https://world-cam.ru/</text:p>
      <text:p text:style-name="P4"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2">4. Telegcrack (https://telegcrack.com/ru/) - ищет по заголовкам статей в Telegraph.</text:p>
      <text:p text:style-name="P2">5. TelegramDB (https://www.telegramdb.org/) - база дан­ных по телег­рам‑каналам, содер­жит свод­ную информа­цию о них и общую ста­тис­тику; </text:p>
      <text:p text:style-name="P2">Бонус:</text:p>
      <text:p text:style-name="P2">https://telemetr.me/</text:p>
      <text:p text:style-name="P6">https://tgstat.ru/</text:p>
      <text:p text:style-name="P2">Подборка OSINT/Anti-privacy инструментов с GitHub:</text:p>
      <text:p text:style-name="P2">1. https://github.com/sherlock-project/sherlock - комплексный инструмент, не нуждается в представлении;</text:p>
      <text:p text:style-name="P26">2. https://github.com/lorenzoromani1983/wayback-keyword-search - инструмент для скачивания информации из интернет-архива и поиска по ней;</text:p>
      <text:p text:style-name="P26">3. https://github.com/FluxionNetwork/fluxion - тулза для проведения MiTM атак;</text:p>
      <text:p text:style-name="P2">4. https://github.com/mandiant/capa - обнаруживает возможности исполняемых файлов;</text:p>
      <text:p text:style-name="P2">5. https://github.com/gitleaks/gitleaks - проверяет утечки данных из git репозиториев;</text:p>
      <text:p text:style-name="P2">6. https://github.com/snooppr/snoop - софт для поиска по никнейму;</text:p>
      <text:p text:style-name="P2">7. https://github.com/elcuervo/tangalanga - сканер Zoom конференций;</text:p>
      <text:p text:style-name="P2">8. https://github.com/v1s1t0r1sh3r3/airgeddon - софт для Linux, сканер Wi-Fi сетей;</text:p>
      <text:p text:style-name="P2">9. https://github.com/bellingcat/octosuite - OSINT фреймворк для GitHub аккаунтов;</text:p>
      <text:p text:style-name="P27">10. https://github.com/ThoughtfulDev/EagleEye - поиск по фото и никнейму.</text:p>
      <text:p text:style-name="P29">Используем блага нейросетей. Часть 6. Используем ИИ для рутины и автоматизации офисных и не только задач. </text:p>
      <text:p text:style-name="P2">1. Paperpal (https://paperpal.com/) - инструмент для написания любого уровня работ (от курсовых и статей до диссертаций) на основе ChatGPT. Интегрируется в Word; </text:p>
      <text:p text:style-name="P2">2. GPT for Slides (https://www.gptforslides.app/)делает слайды прямо в Google Презентациях;</text:p>
      <text:p text:style-name="P2">3. ChatGPT Writer (https://chrome.google.com/webstore/detail/chatgpt-writer-write-mail/pdnenlnelpdomajfejgapbdpmjkfpjkp)отвечает за вас на электронные письма; </text:p>
      <text:p text:style-name="P2">4. Gamma AI (https://gamma.app/)генерирует полноценные презентации: текст, дизайн, шрифты и т.д;</text:p>
      <text:p text:style-name="P2">5. Fireflies (https://fireflies.ai/) - делает выжимки из ваших созвонов, интегрируется в календарь и отвечает на все вопросы по вашим звонкам;</text:p>
      <text:p text:style-name="P2">6. AI Writer (https://ai-writer.com/)пишет тексты различной направленности, в том число SEO. К слову, обещают, что их текст не детектится на предмет работы ИИ.</text:p>
      <text:p text:style-name="P2">7. Arcwise AI (https://arcwise.app/ai/) ваш умный помощник в Google таблицах;</text:p>
      <text:p text:style-name="P2">8. Resume Maker (https://www.resumemaker.online/) - составит за вас резюме по всем канонам;</text:p>
      <text:p text:style-name="P2">9. Fakeupdate (https://fakeupdate.net/)имитирует обновление Windows, можете делать перерыв на работе, когда хотите.</text:p>
      <text:p text:style-name="P6">10. Elephas (https://elephas.app/?affiliate_id=411783379#) - ассистент-копирайтер для устройств от Apple.</text:p>
      <text:p text:style-name="P2">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p>
      <text:p text:style-name="P2">Фотографируем отпечаток;</text:p>
      <text:p text:style-name="P2">Корректируем в фотошопе;</text:p>
      <text:p text:style-name="P2">Печатаем фотографию на обычном лазерном принтере;</text:p>
      <text:p text:style-name="P1"><text:soft-page-break/><text:span text:style-name="T3">Покрываем все столярным клеем.</text:span></text:p>
      <text:p text:style-name="P6">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p>
      <text:p text:style-name="P15">Генерируем лица с помощью ИИ:</text:p>
      <text:p text:style-name="P2">1. Generated Photos (https://generated.photos/faces/)известный сервис генерации лиц, раньше был бесплатен, сейчас 3 дня триала. </text:p>
      <text:p text:style-name="P2">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p>
      <text:p text:style-name="P2">3. ThisPersonDoestNotExist (https://this-person-does-not-exist.com/ru) - не нуждается в представлении, правда, сайт обновился и теперь там есть настройки генерации, что не может не радовать.</text:p>
      <text:p text:style-name="P2">4. Fake People (https://boredhumans.com/faces.php) - рандомный генератор лиц несуществующих людей.</text:p>
      <text:p text:style-name="P2">5. Unreal Person (https://www.unrealperson.com/) - еще один рандомный генератор лиц.</text:p>
      <text:p text:style-name="P2">6. BlendGAN (https://github.com/onion-liu/BlendGAN) - софт с открытым исходным кодом для генерации лиц. </text:p>
      <text:p text:style-name="P4"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2">Дипфейк можно сделать в пару кликов:</text:p>
      <text:p text:style-name="P20"><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2">То попробуйте:</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4"><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30"><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2">Используем блага нейросетей. Часть 7:</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20"><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2">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4"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25"><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25"><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4"><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4"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2">Продукты Hunt Intellegence:</text:p>
      <text:p text:style-name="P26">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p>
      <text:p text:style-name="P26">2. BirdHunt (https://birdhunt.co/) - бесплатный OSINT-инструмент только для Twitter.</text:p>
      <text:p text:style-name="P4"><text:soft-page-break/><text:span text:style-name="T3">3. InstaHunt (https://instahunt.co/) - бесплатный OSINT-инструмент только для Instagram.</text:span></text:p>
      <text:p text:style-name="P6">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p>
      <text:p text:style-name="P2">Обход фильтрации в AngularJS:</text:p>
      <text:p text:style-name="P2">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text:p>
      <text:p text:style-name="P2">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4"><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2">Необычный случай обхода файрвола веб-приложения (WAF):</text:p>
      <text:p text:style-name="P2">- WAF заблокировал тег &lt;img&gt;;</text:p>
      <text:p text:style-name="P2">- Атрибут «src» также блокируется;</text:p>
      <text:p text:style-name="P2">- Однако, найденный WAF не блокировал тег &lt;image&gt;;</text:p>
      <text:p text:style-name="P2">- Используем нагрузку (без двойных кавычек) "&lt;image src/r/n=validimage.jpg onloadend='new class extends(co\u006d)/**/''&amp;lcub;&amp;rcub;'&gt;" и получаем XSS.</text:p>
      <text:p text:style-name="P27">Данная нагрузка обходит Dotdefender, Comodo и еще несколько WAF.</text:p>
      <text:p text:style-name="P26">Используем блага нейросетей. Часть 8:</text:p>
      <text:p text:style-name="P2">1. https://linguix.com/ - исправляет орфографические, пунктуационные и синтаксические ошибки в тексте;</text:p>
      <text:p text:style-name="P2">2. https://lalamu.studio/demo/ - реалистичная озвучка различных персонажей;</text:p>
      <text:p text:style-name="P2">3. https://skybox.blockadelabs.com/ - простое оформление 3D проектов;</text:p>
      <text:p text:style-name="P2">4. https://metabob.com/ - неплохой помощник программиста;</text:p>
      <text:p text:style-name="P2">5. https://www.pixelfy.ai/ - ИИ для создания пиксельного арта;</text:p>
      <text:p text:style-name="P2">6. https://www.readyrunner.ai/ - десктоп версия помощника на основе ChatGPT;</text:p>
      <text:p text:style-name="P2">7. https://github.com/SevaSk/ecoute - вытаскивает текст из любых видео;</text:p>
      <text:p text:style-name="P2">8. https://dreaminterpreter.ai/ - толкует ваши сновидения;</text:p>
      <text:p text:style-name="P2">9. https://durable.co/ - ИИ для создания сайтов;</text:p>
      <text:p text:style-name="P6">10. http://perplexity.ai/ - ChatGPT на стеройдах</text:p>
      <text:p text:style-name="P2">Большая подборка OSINT ботов:</text:p>
      <text:p text:style-name="P2">1. @username_to_id_bot - позволяет узнать Telegram ID;</text:p>
      <text:p text:style-name="P2">2. @fykutokabimo49bot - зеркало Глаза Бога;</text:p>
      <text:p text:style-name="P2">3. @helper_inform_bot - зекрало smartseacrh;</text:p>
      <text:p text:style-name="P2">4. @QuickOSINT_bot - еще один известный OSINT бот;</text:p>
      <text:p text:style-name="P2">5. @UsersSearchBot - неплохой платный пробив-бот;</text:p>
      <text:p text:style-name="P2">6. @Zernerda_bot - один из новых OSINT-ботов;</text:p>
      <text:p text:style-name="P1"><text:soft-page-break/><text:span text:style-name="T3">7. @maigret_osint_bot - поиск по нику;</text:span></text:p>
      <text:p text:style-name="P2">8. @SovaAppBot - бесплатный пробив-бот;</text:p>
      <text:p text:style-name="P2">9. @ibhldr_bot - выявляет интересы пользователя;</text:p>
      <text:p text:style-name="P6">10. @telesint_bot - определяет чаты пользователя</text:p>
      <text:p text:style-name="P2">Небольшая подборка полезных ресурсов и чеклистов по пентесту API:</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25" loext:marker-style-name="T1"><text:span text:style-name="T2">REST Security Cheat Sheet (https://cheatsheetseries.owasp.org/cheatsheets/REST_Security_Cheat_Sheet.html)</text:span></text:p>
      <text:p text:style-name="P31" loext:marker-style-name="T1"><text:span text:style-name="T2">API Security Encyclopedia (https://apisecurity.io/encyclopedia/content/api-security-encyclopedia.htm)</text:span></text:p>
      <text:p text:style-name="P2">Набор инструментов для тестирования безопасности WebSockets:</text:p>
      <text:p text:style-name="P20"><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2">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p>
      <text:p text:style-name="P25"><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26">3. https://planetcalc.ru/search/?tag=813 - поддерживает шифр Цезаря, Виженера, Хилла, Атбаш, A1Z26, Плейфера и шифр масонов. </text:p>
      <text:p text:style-name="P2">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2">Используем блага нейросетей. Часть 9:</text:p>
      <text:p text:style-name="P2">1. Anything AI (http://anything-ai.com/) - может заменить любой объект на вашем фото. Бесплатный, не требует регистрации. </text:p>
      <text:p text:style-name="P2">2. StyleDrop (https://styledrop.github.io/) - создаст вам картину по запросу, при этом скопирует стиль оригинального изображения.</text:p>
      <text:p text:style-name="P2">3. SmartStudy (https://smartstudy.streamlit.app/) - составит тест из 10 вопросов под вашу тему. Просто скормите ему документ с текстом. </text:p>
      <text:p text:style-name="P2">4. gptnext (https://gptnext.co/) - бесплатная копия Chat-GPT. Работает с перебоями.</text:p>
      <text:p text:style-name="P2">5. BratGPT <text:s/>(http://bratgpt.com/) - агрессивная версия ChatGPT, без тормозов. </text:p>
      <text:p text:style-name="P2">6. Fictiverse: Redream (https://github.com/Fictiverse/Redream) - превращает картинку в аниме в реальном времени. </text:p>
      <text:p text:style-name="P6">7. Pixel art (https://www.pixellab.ai/) - позволяет создать полноценную 2D-пикчу из обычного эскиза. Пока бета</text:p>
      <text:p text:style-name="P2">Небольшая подборка плагинов для OWASP ZAP:</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2">Advanced SQLInjection Add-on (https://www.zaproxy.org/docs/desktop/addons/advanced-sqlinjection-scanner/) Инструмент активного сканирования для обнаружения SQLi (на основе SQLMap).</text:p>
      <text:p text:style-name="P2">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p>
      <text:p text:style-name="P2">DOM XSS Active Scan Rule (https://www.zaproxy.org/docs/desktop/addons/dom-xss-active-scan-rule/) Активный сканер для обнаружения уязвимостей DOM XSS.</text:p>
      <text:p text:style-name="P2">Directory List v2.3 (https://www.zaproxy.org/docs/desktop/addons/directory-list-v2.3/) Предоставляет файлы с именами каталогов для брутфорса или фаззинга.</text:p>
      <text:p text:style-name="P2">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p>
      <text:p text:style-name="P2">GraphQL Support (https://www.zaproxy.org/docs/desktop/addons/graphql-support/) Плагин для получения структуры и запросов GraphQL. </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26">HUNT v2 (https://github.com/bugcrowd/HUNT/tree/master/Remix) Выполняет пассивное сканирование на наличие потенциально уязвимых параметров.</text:p>
      <text:p text:style-name="P32">Community-scripts - (https://github.com/zaproxy/community-scripts) Большая коллекция скриптов ZAP предоставленная комьюнити</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7">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p>
      <text:p text:style-name="P2">Используем блага нейросетей. Часть 10:</text:p>
      <text:p text:style-name="P2">1. Auphonic (https://auphonic.com/) - корректирует и оптимизирует звук, широкий функционал;</text:p>
      <text:p text:style-name="P2">2. Retrato (https://www.retrato.app/) - превращает ваши селфи в профессиональные фото; Retrato </text:p>
      <text:p text:style-name="P2">3. Mindgrasp (https://mindgrasp.ai/) - делает выжимку по видеоролику и отвечает на вопросы</text:p>
      <text:p text:style-name="P2">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6">7. Roamaround (https://www.roamaround.io/) - годный помощник путешественника.</text:p>
      <text:p text:style-name="P2">Нейросети - Помощники:</text:p>
      <text:p text:style-name="P2">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p>
      <text:p text:style-name="P26">2. Нейронка-мультитул, если вдруг понадобится (https://magicstudio.com/ru/) отредачить фотку для резюме или инсты или картинку для презентации;</text:p>
      <text:p text:style-name="P26">3. Бот, который соберёт (https://noowai.com/) всё нужное по запросу в сжатом виде. По сути тот же поисковик, только без воды;</text:p>
      <text:p text:style-name="P32">4. А эта нейронка (https://silatus.com/) похожа на предыдущую, но она уже делает ресерч по любой теме - фильмы, книги, люди, или какие-то события.</text:p>
      <text:p text:style-name="P33">Используем блага нейросетей. Часть 11:</text:p>
      <text:p text:style-name="P2">1. Aalab (https://www.aalab.com/) фотошоп на стероидах, триальная версия 3 дня; </text:p>
      <text:p text:style-name="P2">2. GPT-Migrate (https://github.com/0xpayne/gpt-migrate) переводит с одного языка программирования на другой, нужен API от OpenAI; </text:p>
      <text:p text:style-name="P2">3. Wonder Studio (https://wonderdynamics.com/) простой видеоредактор в два клика создает CGI и графику.</text:p>
      <text:p text:style-name="P2">4. OpenResume (https://github.com/xitanggg/open-resume) создает крутые резюме; </text:p>
      <text:p text:style-name="P2">5. Ambient (https://ambient.twine.us/) анализирует речь собеседников при созвоне (напр. в Zoom) и делает краткие заметки;</text:p>
      <text:p text:style-name="P2">6. Zeroscope (https://replicate.com/anotherjesse/zeroscope-v2-xl) генерирует эпичные видео с котами; </text:p>
      <text:p text:style-name="P2">7. PicWish (https://picwish.com/photo-enhancer) может в 4 раза повысить число пикселей на фото, сделав изображение более четким;</text:p>
      <text:p text:style-name="P2">8. voice-over-translation (https://github.com/ilyhalight/voice-over-translation) закадровый перевод видео с бразуерах;</text:p>
      <text:p text:style-name="P2">9. Vectorizer (https://vectorizer.ai/) может превратить обычную картинку в векторную;</text:p>
      <text:p text:style-name="P6">10. Kapwing AI (https://www.kapwing.com/ai) видеоредактор с ИИ функционалом, есть триал.</text:p>
      <text:p text:style-name="P2">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4" loext:marker-style-name="T1"><text:span text:style-name="T2">Binary Edge + Shodan + Google: https://github.com/iGotRootSRC/Dorkers</text:span><text:span text:style-name="T2"/></text:p>
      <text:p text:style-name="P6">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p>
      <text:p text:style-name="P4"><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2">Набор инструментов по хэшированию:</text:p>
      <text:p text:style-name="P2">https://hashes.com - определит что за хэш, расшифрует значение</text:p>
      <text:p text:style-name="P2">https://www.online-decoder.com - то же самое. Можно определять кодировку автоматически, можно выбрать вручную </text:p>
      <text:p text:style-name="P2">https://gchq.github.io/CyberChef/ - набор инструментов для работы с кодировками, хэшами, форматами, файлами и т.д. </text:p>
      <text:p text:style-name="P26">Ну и ещё парочка конвертеров:</text:p>
      <text:p text:style-name="P26">http://0xcc.net/jsescape/  </text:p>
      <text:p text:style-name="P7">https://emn178.github.io/online-tools/index.html</text:p>
      <text:p text:style-name="P2">Ищем в Telegram. Часть 2. Поиск чатов, в которых состоит/состоял пользователь:</text:p>
      <text:p text:style-name="P1"><text:soft-page-break/><text:span text:style-name="T3">1. @telesint_bot - отображает историю юзернейма, открытые и некоторые закрытые чаты;</text:span></text:p>
      <text:p text:style-name="P2">2. @ibhld_bot - показывает интересы пользователя на основе чатов, не всегда верно;</text:p>
      <text:p text:style-name="P2">3. @tgscanrobot - показывает чаты, где состоит пользователь, его упоминания, сообщения и т.д.;</text:p>
      <text:p text:style-name="P2">4. @TeleScanRo_bot - ищет чаты и выгружает из них сообщения конкретного юзера;</text:p>
      <text:p text:style-name="P2">5. @tginspectorbot - тоже выгружает сообщения из чатов;</text:p>
      <text:p text:style-name="P2">6. @eyeorla_bot - зеркало EOG, тоже ищет чаты (старые/актуальные);</text:p>
      <text:p text:style-name="P2">Бонус:</text:p>
      <text:p text:style-name="P2">1. Telegram Message Analyzer (https://github.com/zqtay/Telegram-Message-Analyzer) - позволяет анализировать html файлы сообщений из чатов и делать отчет в .txt, например, с самыми упоминаемыми словами.</text:p>
      <text:p text:style-name="P6">2. Telegram Nearby Map (https://github.com/tejado/telegram-nearby-map) - использует данные OpenStreetMap и геоданные из локальных Telegram чатов для определения более точной локации пользователя.</text:p>
      <text:p text:style-name="P2">Используем блага нейросетей. Часть 12:</text:p>
      <text:p text:style-name="P2">1. Machine Translation (https://www.machinetranslation.com/) - машинный, умный переводчик;</text:p>
      <text:p text:style-name="P2">2. GPTGO (https://gptgo.ai/?hl=ru) - ChatGPT и поиск Google в одном флаконе;</text:p>
      <text:p text:style-name="P2">3. ReaderGPT (https://chrome.google.com/webstore/detail/readergpt-chatgpt-based-w/ohgodjgnfedgikkgcjdkomkadbfedcjd) - расширение для Сhrome, делает саммари вэб страницы;</text:p>
      <text:p text:style-name="P2">4. Adobe Firefly (https://firefly.adobe.com/) - фотошоп на стеройдах (банит ру айпи);</text:p>
      <text:p text:style-name="P2">5. Genius Sheets (https://www.geniussheets.com/) - делает финансовые отчеты и различные таблицы в Excel/Docs;</text:p>
      <text:p text:style-name="P2">6. CloneDub (https://www.clonedub.com/) - переводит аудио на другой язык, сохраняя голос; </text:p>
      <text:p text:style-name="P2">7. Fliki AI (https://fliki.ai/) - превращает текст в видео, бесплатный;</text:p>
      <text:p text:style-name="P1"><text:soft-page-break/><text:span text:style-name="T3">8. Amazoncode AI (https://aws.amazon.com/ru/codewhisperer/) - помощник программиста, бесплатный;</text:span></text:p>
      <text:p text:style-name="P2">9. RoomGPT (https://www.roomgpt.io/) - дизайн/ре-дизайн помещений, можно загружать фото;</text:p>
      <text:p text:style-name="P6">10. 2D&amp;3D Video Converter (https://idatapp.com/software/3d-converter) - конвертирует 2D видео в 3D, много фич.</text:p>
      <text:p text:style-name="P26">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p>
      <text:p text:style-name="P26">Если вам требуется короткая полезная нагрузка для XSS в AngularJS 1.2.24 - 1.2.29, то можно воспользоваться той, что представлена ниже:</text:p>
      <text:p text:style-name="P2">{{[].%22-alert`1`-%22}}</text:p>
      <text:p text:style-name="P2">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p>
      <text:p text:style-name="P1" loext:marker-style-name="T1"><text:span text:style-name="T2">{{$on.constructor('%26bsol;%26bsol;u%26bsol;u007b61}lert`1`')()}}</text:span><text:span text:style-name="T2"/></text:p>
      <text:p text:style-name="P6">По этой ссылке (https://portswigger-labs.net/xss/angularjs.php?type=reflected&amp;csp=0&amp;version=1.8.2&amp;x=%7B%7B$on.constructor(%27%26bsol;%26bsol;u%26bsol;u007b61%7Dlert%601%60%27)()%7D%7D) пример её выполнения для версии 1.8.2.</text:p>
      <text:p text:style-name="P2">Меняем голос на записи и онлайн:</text:p>
      <text:p text:style-name="P2">1. Voice Changer (https://voicechanger.io/) - загружаем запись своей речи и выбираем нужный нам эффект изменения голоса. Есть real-time функция записи прямо на сайте.</text:p>
      <text:p text:style-name="P2">2. Online Tone Generator (https://onlinetonegenerator.com/pitch-shifter.html) - похуже, без изменения голоса в режиме real-time, но с кучей настроек. Можно редактировать голос в файле. </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2">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p>
      <text:p text:style-name="P2">5. Voice Changer Plus (iOS) (https://apps.apple.com/ru/app/voice-changer-plus/id339440515) - еще одно бесплатное приложение для работы с голосом.</text:p>
      <text:p text:style-name="P2">6. VIPole Secure Messenger - есть функция изменения голоса при звонке. </text:p>
      <text:p text:style-name="P7">7. TurboTel (https://play.google.com/store/apps/details?id=ellipi.messenger&amp;hl=ru&amp;gl=US) - Telegram-клиент с функцией изменения голоса при отправке аудисообщения</text:p>
      <text:p text:style-name="P2">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p>
      <text:p text:style-name="P2">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p>
      <text:p text:style-name="P26">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p>
      <text:p text:style-name="P26">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2">1. Установите расширение error-message-check (https://github.com/PortSwigger/error-message-checks) для Burpsuite</text:p>
      <text:p text:style-name="P2">2. Настройте скоуп и выполните httpx со всеми возможными методами (-x all): httpx -l urls.txt -threads 100 -x all-http-proxy http://127.0.0.1:8080</text:p>
      <text:p text:style-name="P7">3. Запустите пассивное сканирование в Burpsuite.</text:p>
      <text:p text:style-name="P2">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p>
      <text:p text:style-name="P2">• Search Engines - (https://github.com/wddadk/Offensive-OSINT-Tools#-search-engines)</text:p>
      <text:p text:style-name="P2">• Emails collector - (https://github.com/wddadk/Offensive-OSINT-Tools#-emails-collector)</text:p>
      <text:p text:style-name="P2">• References in the code - (https://github.com/wddadk/Offensive-OSINT-Tools#-references-in-the-code)</text:p>
      <text:p text:style-name="P2">• SubDomain collector - (https://github.com/wddadk/Offensive-OSINT-Tools#-subdomain-collector)</text:p>
      <text:p text:style-name="P1"><text:span text:style-name="T3">• URL collerctor - (https://github.com/wddadk/Offensive-OSINT-Tools#-url-collerctor)</text:span><text:span text:style-name="T3"/></text:p>
      <text:p text:style-name="P2">• Intelligence - (https://github.com/wddadk/Offensive-OSINT-Tools#-intelligence)</text:p>
      <text:p text:style-name="P2">• Network Info - (https://github.com/wddadk/Offensive-OSINT-Tools#-network-info)</text:p>
      <text:p text:style-name="P2">• DnsHistory - (https://github.com/wddadk/Offensive-OSINT-Tools#-dnshistory)</text:p>
      <text:p text:style-name="P2">• FTP servers - (https://github.com/wddadk/Offensive-OSINT-Tools#-ftp-servers)</text:p>
      <text:p text:style-name="P2">• Passive Infrastructure scanner - (https://github.com/wddadk/Offensive-OSINT-Tools#-passive-infrastructure-scanner)</text:p>
      <text:p text:style-name="P2">• Microsoft Excange - (https://github.com/wddadk/Offensive-OSINT-Tools#-microsoft-excange)</text:p>
      <text:p text:style-name="P1"><text:soft-page-break/><text:span text:style-name="T3">• Telegram - (https://github.com/wddadk/Offensive-OSINT-Tools#-telegram)</text:span></text:p>
      <text:p text:style-name="P2">• Google Dorks - (https://github.com/wddadk/Offensive-OSINT-Tools#-google-dorks)</text:p>
      <text:p text:style-name="P7">• Nickname search - (https://github.com/wddadk/Offensive-OSINT-Tools#-nickname-search)</text:p>
      <text:p text:style-name="P2">Используем блага нейросетей. Часть 13:</text:p>
      <text:p text:style-name="P34">1. Everything (https://www.voidtools.com/ru-ru/) - быстро находит файлы и папки на вашем компьютере буквально пока вы печатаете их название;</text:p>
      <text:p text:style-name="P34">2. GEN-2 (https://app.runwayml.com/video-tools/teams/) - делает из картинок оживленные изображения;</text:p>
      <text:p text:style-name="P2">3. Replicate (https://replicate.com/methexis-inc/img2prompt) - реверсивная нейросеть, которая раскладывает картинку на текстовые подсказки (промты);</text:p>
      <text:p text:style-name="P2">4. WaJourney (https://audio-agi.github.io/WavJourney_demopage/) - озвучивает диалоги, добавляя к ним фоновое сопровождение;</text:p>
      <text:p text:style-name="P2">5. LingoStar (https://app.lingostar.ai/) - делает качественный перевод текста и может проверить ваше произношение;</text:p>
      <text:p text:style-name="P7">6. ChatDOC (https://chatdoc.com/) - делает выжимки из .pdf файлов</text:p>
      <text:p text:style-name="P2">Ищем в Telegram. Часть 3:</text:p>
      <text:p text:style-name="P2">1. Telegram Tracker (https://github.com/estebanpdl/telegram-tracker) - софт, который соединяется с Telegram API и генерирует JSON файл (бэкап) любого канала, включая медиа и посты. </text:p>
      <text:p text:style-name="P2">2. Tgdev (https://tgdev.io/tme/) - ищет Telegram каналы и посты по ключевым словам.</text:p>
      <text:p text:style-name="P2">3. Telegram Sender (https://chrome.google.com/webstore/detail/tg-sender-tg-bulk-message/kchbblidjcniipdkjlbjjakgdlbfnhgh) - расширение, которое собирает участников с чата и позволяет отправлять им рассылки. </text:p>
      <text:p text:style-name="P2">4. Telegram Search Engine (https://chrome.google.com/webstore/detail/tg-search-engine-tg-group/ilpgiemienkecbgdhdbgdjkafodgfojl) - расширение, предназначенное для сбора ссылок на Telegram каналы и чаты.</text:p>
      <text:p text:style-name="P7">5. Creation Date (https://t.me/creationdatebot) - бот, показывающий примерную дату создания Telegram аккаунта</text:p>
      <text:p text:style-name="P15">5 ресурсов для улучшения навыков взлома. В этом посте отобраны топ-5 ресурсов для совершенствования ваших навыков.</text:p>
      <text:p text:style-name="P2">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p>
      <text:p text:style-name="P2">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p>
      <text:p text:style-name="P2">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p>
      <text:p text:style-name="P2">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p>
      <text:p text:style-name="P7">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p>
      <text:p text:style-name="P2">Используем блага нейросетей. Часть 14:</text:p>
      <text:p text:style-name="P2">1. Blackink (http://blackink.ai/) - превращает идею татуировки в эскиз, который можно примерить на тело с помощью AR;</text:p>
      <text:p text:style-name="P2">2. TheGamifAI (https://gamifai.net/) - ИИ для разработки игр, использует текстовые подсказки для генерации элементов игры;</text:p>
      <text:p text:style-name="P1"><text:soft-page-break/><text:span text:style-name="T3">3. Lora The Explorer (https://huggingface.co/spaces/multimodalart/LoraTheExplorer) - каталог со всеми лучшими модификациями Stable Diffusion XL;</text:span></text:p>
      <text:p text:style-name="P2">4. Adobe Express (https://www.adobe.com/express/) - очередной убийца фотошопа, идеален для генерации обложек для видео или заставок;</text:p>
      <text:p text:style-name="P2">5. Neuralwriter (https://neuralwriter.com/ru/) - перефразирует ваш текст на 27 языках мира. Есть три режима работы. </text:p>
      <text:p text:style-name="P7">6. Project IDX (https://idx.dev/) - браузерная среда разработки от Google.</text:p>
      <text:p text:style-name="P2">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p>
      <text:p text:style-name="P2">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p>
      <text:p text:style-name="P2">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p>
      <text:p text:style-name="P2">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p>
      <text:p text:style-name="P7">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p>
      <text:p text:style-name="P20"><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7">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p>
      <text:p text:style-name="P20"><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2">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2">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2">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2">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35">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p>
      <text:p text:style-name="P36">Используем блага нейросетей. Часть 15:</text:p>
      <text:p text:style-name="P2">1. DrLambda (https://drlambda.ai/) - может превратить любой документ, сайт или видео в презентацию;</text:p>
      <text:p text:style-name="P2">2. Suno (https://www.suno.ai/) - создаст для вас песню по вашему тексту;</text:p>
      <text:p text:style-name="P34">3. Heygen (https://app.heygen.com/guest/home) - cервис, который умеет переводить видео, сохраняя при этом голос говорящего и синхронизируя движение губ;</text:p>
      <text:p text:style-name="P34">4. FaceFusion (https://github.com/facefusion/facefusion) - нейронка для создания качественных дипфейков:</text:p>
      <text:p text:style-name="P2">5. Launchaco (https://www.launchaco.com/logo) - для быстрого создания логотипов;</text:p>
      <text:p text:style-name="P2">6. Vectorizer (https://vectorizer.ai/) - улучшит качество любых jpg файлов;</text:p>
      <text:p text:style-name="P2">7. MathGPTPro (https://mathgptpro.com/) - решает математические задачи, ChatGPT + Wolfram Alpha;</text:p>
      <text:p text:style-name="P7">8. Stable Audio (https://www.stableaudio.com/) - новая нейросеть для создания саундтреков.</text:p>
      <text:p text:style-name="P20"><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34">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p>
      <text:p text:style-name="P34">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p>
      <text:p text:style-name="P7">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p>
      <text:p text:style-name="P1"><text:soft-page-break/><text:span text:style-name="T3">Пробиваем автомобиль и его владельца:</text:span></text:p>
      <text:p text:style-name="P2">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p>
      <text:p text:style-name="P2">2. vin01.ru - найдет VIN и по нему покажет историю регистраций, историю ДТП, пробег, ОСАГО и многое другое;</text:p>
      <text:p text:style-name="P2">3. vinformer.su - проверка ПТС, поиск по VIN;</text:p>
      <text:p text:style-name="P2">4. nomerogram.ru - найдет фото автомобиля, поиск по гос. номеру:</text:p>
      <text:p text:style-name="P2">5. @Qu1ck_os11nt_bot - выдает данные владельца, ФИО, дату рождения, паспорт, номер телефона, адреса, объявления и парковки;</text:p>
      <text:p text:style-name="P2">6. checkvehicle.sfri.ru - сервис проверки управляемых инвалидом авто или используемых для перевозки инвалида;</text:p>
      <text:p text:style-name="P7">7. @clerksecretbot - находит ФИО, VIN, CNC, марку, ОСАГО</text:p>
      <text:p text:style-name="P2">Прячем файлы в картинках. Часть 1. Представляю подборку из семи Windows утилит для стеганографии:</text:p>
      <text:p text:style-name="P2">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p>
      <text:p text:style-name="P2">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p>
      <text:p text:style-name="P2">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p>
      <text:p text:style-name="P37"><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34">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p>
      <text:p text:style-name="P2">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p>
      <text:p text:style-name="P7">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p>
      <text:p text:style-name="P7">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p>
      <text:p text:style-name="P2">8 полезных инструментов, которые широко используются пентестерами по всему миру, помогают находить бреши в безопасности и своевременно их устранять:</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2">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p>
      <text:p text:style-name="P2">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p>
      <text:p text:style-name="P2">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p>
      <text:p text:style-name="P2">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p>
      <text:p text:style-name="P2">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20"><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2">Прячем файлы в картинках. Часть 2:</text:p>
      <text:p text:style-name="P2">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p>
      <text:p text:style-name="P34">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p>
      <text:p text:style-name="P34">3. Spectrology (https://github.com/solusipse/spectrology) - поз­воля­ет прев­ращать изоб­ражения в ауди­одо­рож­ки с «заряжен­ными» спек­трог­рамма­ми, из которых потом мож­но дос­тать кар­тинки.</text:p>
      <text:p text:style-name="P2">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p>
      <text:p text:style-name="P2">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2">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p>
      <text:p text:style-name="P7">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p>
      <text:p text:style-name="P7">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p>
      <text:p text:style-name="P2">Используем блага нейросетей. Часть 16:</text:p>
      <text:p text:style-name="P2">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p>
      <text:p text:style-name="P34">2. Luma (https://lumalabs.ai/interactive-scenes) - может делать 3D модели из обычных снимков. С ними можно делать что угодно, хоть загрузить в проект игры;</text:p>
      <text:p text:style-name="P37"><text:soft-page-break/><text:span text:style-name="T3">3. 3D Gaussian Splatting (https://poly.cam/gaussian-splatting) <text:s/>- сделает 3D модель из пары десятков фото. Можно загружать до 200 фотографий;</text:span></text:p>
      <text:p text:style-name="P2">4. <text:s/>AI-Translator (https://ai-code-translator.vercel.app/) - переводит один язык программирования в другой. Бесплатный;</text:p>
      <text:p text:style-name="P2">5. Stylize (https://www.usestylize.com/) - сервис, где можно изменить стиль изображения: киберпанк, анимированный вариант и имитация рисунка;</text:p>
      <text:p text:style-name="P2">6. AudioSR (https://github.com/haoheliu/versatile_audio_super_resolution) - прокачает качество аудиотрека до Hi-Fi звучания;</text:p>
      <text:p text:style-name="P2">7. Portfolio Magic (https://contra.com/portfolios) - составляет портфолио из предоставленных вами данных;</text:p>
      <text:p text:style-name="P7">8. Swapmyface (https://swapmyface.app/me) - сделает дипфейк из двух фото всего в два клика.</text:p>
      <text:p text:style-name="P2">Макро-OSINT. Часть 2. Занимаемся глобальной разведкой:</text:p>
      <text:p text:style-name="P2">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p>
      <text:p text:style-name="P2">2. Orbitrack (https://www.orbtrack.org/) - позволяет отслеживать спутники в реальном времени;</text:p>
      <text:p text:style-name="P2">3. Sharaku (https://sharaku.eorc.jaxa.jp/GSMaP/index.htm) - показывает данные о погодных условиях в реальном времени со всего мира;</text:p>
      <text:p text:style-name="P2">4. Maxar Discover (https://t.me/osint_club_channel/986) - позволяет выбрать область на карте и выбрать из списка возможных фотографий со спутника;</text:p>
      <text:p text:style-name="P2">5. NewspaperMap (https://newspapermap.com/) - предоставляет интерактивную карту онлайн газет со всего мира, включая региональные:</text:p>
      <text:p text:style-name="P2">6. Geohints (https://geohints.com/) - крупнейший архив предметов и особенностей разных стран, которые чаще всего можно встретить на фотографиях;</text:p>
      <text:p text:style-name="P2">7. Freedar (https://radar.freedar.uk/VirtualRadar/desktop.html) - трекинг военных и частных самолётов;</text:p>
      <text:p text:style-name="P7">8. Pl@ntNet (https://identify.plantnet.org/uk) - это инструмент, который поможет идентифицировать растение по картинке и покажет, в каких частях земного шара оно распространено.</text:p>
      <text:p text:style-name="P38"><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38"><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39">Используем блага нейросетей. Часть 17:</text:p>
      <text:p text:style-name="P39">1. Photofairy (http://photofairy.ai/) - еще одна онлайн версия фотошопа, но с интегрированным ИИ от Canva. Бесплатный.</text:p>
      <text:p text:style-name="P39">2. Google Labs <text:s/>(https://labs.google/) - умный помощник в Google таблицах. Дает подсказки, определяет взаимосвязь столбцов таблицы и так далее.</text:p>
      <text:p text:style-name="P39">3. LLEMMA (https://github.com/EleutherAI/math-lm) - решает математические задачи любого уровня, от элементарной до высшей математики. </text:p>
      <text:p text:style-name="P39">4. MagicSlides <text:s/>(https://www.magicslides.app/tools/youtube-to-ppt) - конвертирует видео с YouTube в презентацию. Работает прямо в браузере. 3 бесплатных генерации в месяц.</text:p>
      <text:p text:style-name="P39">5. DA-CLIP (https://huggingface.co/spaces/fffiloni/DA-CLIP) - восстановит качество вашей фотографии, а именно, может убрать размытый фокус, капли дождя, туман и другие искажения.</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0">7. Moonvalley (https://moonvalley.ai/) - генерирует видео, в Discord, чем напоминает MidJourney</text:p>
      <text:p text:style-name="P39">Нетсталкинг. Часть 1:</text:p>
      <text:p text:style-name="P39">1. Ultimate Netstalking Guide (https://github.com/pantyusha/ultimate-netstalking-guide/) - то, с чего стоит начать свой путь. </text:p>
      <text:p text:style-name="P39">2. Хидден-пак (https://disk.yandex.ru/d/R0VdqI_93JyssH) - весь необходимый софт, собран и применяется группой H.I.D.D.E.N - набор инструкций и ссылок для начинающих от них же.</text:p>
      <text:p text:style-name="P39">3. Awesome Randomizers (https://github.com/netstalking-core/awesome-randomizers) - подборка всевозможных рандомайзеров.</text:p>
      <text:p text:style-name="P39">4. Точка Входа (https://t.me/netstalkpoint) - вход в Точку Сбора, центральную конференцию по нетсталкингу.</text:p>
      <text:p text:style-name="P39">5. /home/user/netstalking/documents (https://t.me/netstalking_documents) - книги и гайды по теме нетсталкинга и не только;</text:p>
      <text:p text:style-name="P41">Нетсталкинг. Часть 2:</text:p>
      <text:p text:style-name="P39">1. Catan the Netstalker (https://www.youtube.com/channel/UC9eTurqhX6ZfKp85lfd42_g/videos) - видосы для начинающих о нетсталкинге и использовании софта в нём.</text:p>
      <text:p text:style-name="P39">2. pereval-team <text:s/>(https://github.com/pereval-team) - проект "Перевал", сборка серверного софта для собственного нетсталкерского сервера.</text:p>
      <text:p text:style-name="P39">3. 49406-форум <text:s/>(https://forum.netstalking.ru/) - нетсталкерский форум по всем направлениям.</text:p>
      <text:p text:style-name="P40">4. Архив DarkNet сайтов (https://t.me/DarkGodnota) - заброшенный архив сайтов от Горизонта Событий.</text:p>
      <text:p text:style-name="P40">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p>
      <text:p text:style-name="P39">Используем блага нейросетей. Часть 18:</text:p>
      <text:p text:style-name="P39">1. Blazing Fast (https://wonderslide.com/) - сделает .pptx презентацию под ваш запрос за несколько минут;</text:p>
      <text:p text:style-name="P39">2. Ideogram (https://ideogram.ai/login) - генерирует картинки без сложных промтов, бесплатная;</text:p>
      <text:p text:style-name="P39">3. patterns (https://www.designpatterns.io/ai) - создаст любой веб-дизайн по простому текстовому запросу;</text:p>
      <text:p text:style-name="P39">4. gling (https://www.gling.ai/) - удаляет слова-паразиты, паузы и случайные звуки из видеороликов;</text:p>
      <text:p text:style-name="P39">5. Merlin (https://merlin.foyer.work/) - расширение для браузера, запускает GPT на любой странице;</text:p>
      <text:p text:style-name="P39">6. AnimateDiff (https://animatediff.github.io/) - он добавляет к картинке движение и прочие детали.</text:p>
      <text:p text:style-name="P1"><text:soft-page-break/><text:span text:style-name="T6">7. ProductAI (https://www.productai.photo/) - AI-сервис для генерации ярких и запоминающихся фото товаров;</text:span></text:p>
      <text:p text:style-name="P40">8. Pros 'n Cons (https://pros-cons.io/) - распишет плюсы и минусы при принятии решений.</text:p>
      <text:p text:style-name="P39">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p>
      <text:p text:style-name="P39">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p>
      <text:p text:style-name="P39">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p>
      <text:p text:style-name="P39">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p>
      <text:p text:style-name="P39">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p>
      <text:p text:style-name="P20"><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39">Используем блага нейросетей. Часть 19:</text:p>
      <text:p text:style-name="P39">1. draw-a-ui (https://github.com/SawyerHood/draw-a-ui) - сделает вам сайт из простого эскиза;</text:p>
      <text:p text:style-name="P1"><text:soft-page-break/><text:span text:style-name="T6">2. Upscayl (https://www.upscayl.org/) - улучшит качество ваших фото, бесплатно;</text:span></text:p>
      <text:p text:style-name="P39">3. Picsart (https://picsart.com/ru/create) - хороший графический редактор в браузере;</text:p>
      <text:p text:style-name="P39">4. Falcon (https://huggingface.co/spaces/tiiuae/falcon-180b-demo) - очередной убийца Chat-GPT, подающий надежды;</text:p>
      <text:p text:style-name="P39">5. Polycam (https://poly.cam/tools/photogrammetry) - инструмент для 3D сканирования;</text:p>
      <text:p text:style-name="P39">6. HuggingFace (https://huggingface.co/spaces/latent-consistency/super-fast-lcm-lora-sd1.5) - генерирует картинку еще до того, как вы дописали промт;</text:p>
      <text:p text:style-name="P39">7. Krea AI (https://www.krea.ai/) - еще один хайповый генератор картинок</text:p>
      <text:p text:style-name="P1" loext:marker-style-name="T7"><text:span text:style-name="T6"/></text:p>
      <text:p text:style-name="P39">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p>
      <text:p text:style-name="P39">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p>
      <text:p text:style-name="P39">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p>
      <text:p text:style-name="P39">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p>
      <text:p text:style-name="P20"><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39">Используем блага нейросетей. Часть 20:</text:p>
      <text:p text:style-name="P39">1. Simple Video Tools (https://videobolt.net/browse-all-simple-video-tools) - неплохой онлайн-видеоредактор;</text:p>
      <text:p text:style-name="P39">2. Predis AI (https://predis.ai/free-ai-tools/ai-meme-generator) - генератор мемов;</text:p>
      <text:p text:style-name="P39">3. Kapwing (https://www.kapwing.com/) - простой видеоредактор в браузере;</text:p>
      <text:p text:style-name="P39">4. GetHeadShots (https://www.getheadshots.ai/) - делает хороший портрет из любого фото;</text:p>
      <text:p text:style-name="P39">5. The Daily Dad Joke (https://dailydadjoke.app/) - генератор кринжовых шуток;</text:p>
      <text:p text:style-name="P39">6. Smry (https://www.smry.ai/) - cнимает пэйволл и пересказывает статьи;</text:p>
      <text:p text:style-name="P39">7. Versatile Audio Resolution (https://github.com/haoheliu/versatile_audio_super_resolution) - повышает качество аудиофайла;</text:p>
      <text:p text:style-name="P42">8. HuggingFace (https://huggingface.co/ostris/ikea-instructions-lora-sdxl) - генерирует инструкции в стиле IKEA для всего;</text:p>
      <text:p text:style-name="P42">9. OSA by Loopsie (https://apps.apple.com/us/app/loopsie-ai-art-generator/id1259909228) - перерисовывает фото в аниме стиль;</text:p>
      <text:p text:style-name="P40">10. MatchColors (https://apps.apple.com/us/app/matchcolors-ai/id1452475491) - копирует обработку другого фото</text:p>
      <text:p text:style-name="P39">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p>
      <text:p text:style-name="P39">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39">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p>
      <text:p text:style-name="P39">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p>
      <text:p text:style-name="P40">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p>
      <text:p text:style-name="P39">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p>
      <text:p text:style-name="P39">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p>
      <text:p text:style-name="P39">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39">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p>
      <text:p text:style-name="P40">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p>
      <text:p text:style-name="P39">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p>
      <text:p text:style-name="P39">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p>
      <text:p text:style-name="P39">2. Sourcegraph (https://sourcegraph.com/search) - функциональный поисковик, позволяющий искать необходимый код по всем находящимся в свободном доступе репо.</text:p>
      <text:p text:style-name="P39">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p>
      <text:p text:style-name="P1"><text:soft-page-break/><text:span text:style-name="T6">4. Reposearch (https://codefinder.org/) - поиск исходного кода в репозиториях SVN и GitHub.</text:span></text:p>
      <text:p text:style-name="P40">5. CSE от cipher387 (https://cipher387.github.io/code_repository_google_custom_search_engines/) - поиск в 20 репозиториях с открытым исходным кодом при помощи Github Dorks.</text:p>
      <text:p text:style-name="P39">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p>
      <text:p text:style-name="P39">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p>
      <text:p text:style-name="P39">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p>
      <text:p text:style-name="P39">3. Automater (http://www.tekdefense.com/automater/) - утилита для поиска URL, IP-адресов и хешей MD5, предназначенная для упрощения работы ИБ-аналитиков. Установлена в Kali Linux по умолчанию.</text:p>
      <text:p text:style-name="P42">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p>
      <text:p text:style-name="P43">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20"><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39">1. Exploit DB (https://www.exploit-db.com/) - CVE-совместимый архив общедоступных эксплойтов и уязвимого программного обеспечения.</text:p>
      <text:p text:style-name="P39">2. GitHub Advisory Database (https://github.com/advisories) - база данных уязвимостей, включающая CVE и рекомендации по безопасности.</text:p>
      <text:p text:style-name="P39">3. MITRE CVE (https://www.cve.org/) - поисковик, база данных и общепринятый классификатор уязвимостей.</text:p>
      <text:p text:style-name="P39">4. Cloudvulndb (https://www.cloudvulndb.org/) - проект, который аккумулирует уязвимости и проблемы безопасности поставщиков облачных услуг.</text:p>
      <text:p text:style-name="P39">5. CVEDetails (https://www.cvedetails.com/), osv.dev (https://osv.dev/list), VulDB (https://vuldb.com/), maltiverse (https://maltiverse.com/search) - еще ряд источников данных об уязвимостях и индикаторах компрометации.</text:p>
      <text:p text:style-name="P43">6. sploitus (https://sploitus.com/) - поисковик по эксплойтам и хакерским инструментам.</text:p>
      <text:p text:style-name="P42">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p>
      <text:p text:style-name="P39">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39">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p>
      <text:p text:style-name="P20"><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39">Используем блага нейросетей. Часть 21:</text:p>
      <text:p text:style-name="P39">1. Jan (https://jan.ai/) - тулза, которая позволяет использовать ChatGPT без VPN;</text:p>
      <text:p text:style-name="P39">2. LLM Prompting (https://mitenmit.github.io/gpt/) - крайне годный генератор промтов для всех популярных нейросетей:</text:p>
      <text:p text:style-name="P39">3. camerai <text:s/>(https://fal.ai/camera) - простейший сервис для создания дипфейков, для использования нужна только веб-камера;</text:p>
      <text:p text:style-name="P39">4. Image2SFX-comparison (https://huggingface.co/spaces/fffiloni/Image2SFX-comparison) - генерирует звуки из изображений, исходя из того, что на них находится:</text:p>
      <text:p text:style-name="P39">5. Comic Translate <text:s/>(https://github.com/ogkalu2/comic-translate) - переведет ваши любимые комиксы на нужный вам язык;</text:p>
      <text:p text:style-name="P39">6. FMA-Net (https://github.com/KAIST-VICLab/FMA-Net) - существенно улучшает качество видео и стабилизирует камеру;</text:p>
      <text:p text:style-name="P43">7. Globe (https://explorer.globe.engineer/) - составляет доклад на любую тему: пишем заголовок и на выходе получаем текст, графики, слайды и т. д.</text:p>
      <text:p text:style-name="P37"><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39">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p>
      <text:p text:style-name="P39">Snoop (https://github.com/snooppr/snoop) - это один из самых быстрых и мощных инструментов для поиска по имени. Он использует около 500 источников для сбора информации.</text:p>
      <text:p text:style-name="P39">Alfred (https://github.com/Alfredredbird/alfred) - утилита для сбора информации и идентификации аккаунтов в социальных сетях.</text:p>
      <text:p text:style-name="P39">Инструменты поиска по Email:</text:p>
      <text:p text:style-name="P39">Ghunt (https://github.com/mxrch/GHunt) - поиск информации о владельце Google аккаунта;</text:p>
      <text:p text:style-name="P39">Epieos (https://epieos.com/) - найдет Google ID, даст ссылки на профиль в Google карты, альбомы и календарь, найдет к каким сайтам привязана почта, профиль LinkedIn.</text:p>
      <text:p text:style-name="P39">H8mail (https://github.com/khast3x/h8mail) - инструмент для поиска взломанных адресов электронной почты и используемых на различных сайтах паролей в утекших базах данных.</text:p>
      <text:p text:style-name="P39">Инструменты для анализа и мониторинга соц. сетей:</text:p>
      <text:p text:style-name="P39">Social Searcher (https://www.social-searcher.com/) - бесплатный инструмент для мониторинга социальных сетей. Фактически это поисковая система, которая ищет упоминания по запросу.</text:p>
      <text:p text:style-name="P40">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p>
      <text:p text:style-name="P20"><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39">В подборку https://hacker-basement.com/osint-list/ добавил несколько актуальных инструментов:</text:p>
      <text:p text:style-name="P42">https://www.lopseg.com.br/osint - вводишь домен, получаешь ссылки на разные ресурсы для сбора информации о нём</text:p>
      <text:p text:style-name="P42">https://start.me/p/zpkMMO/deep-fake-tools-detection - подборка статей и инструментов для выявления/создания deepfakes</text:p>
      <text:p text:style-name="P39">https://github.com/spyboy-productions/CloakQuest3r - инструмент для раскрытия IP-адреса, скрытого Cloudflare</text:p>
      <text:p text:style-name="P39">https://geospy.web.app - определит предположительное место где сделана фотография</text:p>
      <text:p text:style-name="P40">https://mattw.io/youtube-geofind/location - найдёт видео на YouTube снятые в указанном месте (если есть геотег)</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39">git clone https://github.com/grabowskiadrian/whatsmyname-client.git</text:p>
      <text:p text:style-name="P39">cd WhatsMyName-Client</text:p>
      <text:p text:style-name="P39">pip3 install -r requirments.txt</text:p>
      <text:p text:style-name="P39">создаём свою базу сайтов в формате JSON. Посмотреть как она должна выглядеть можно в файле wmn-data.json оф. репозитория WhatsMyName (https://github.com/WebBreacher/WhatsMyName) </text:p>
      <text:p text:style-name="P39">Запускаем поиск по созданной базе:</text:p>
      <text:p text:style-name="P39">python3 wmnc.py find ИМЯ -l /путь/к/файлу/json</text:p>
      <text:p text:style-name="P40">Пример подборки ресурсов WhatsMyName для поиска на польских сайтах: https://github.com/dudek-marcin/WhatsMyName-Polish-List</text:p>
      <text:p text:style-name="P43">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p>
      <text:p text:style-name="P42">Не популярные, но приватные способы передачи файлов:</text:p>
      <text:p text:style-name="P39">2. blindsend <text:s/>(https://github.com/blindnet-io/blindsend) - утилита для безопасного обмена файлами со сквозными шифрованием;</text:p>
      <text:p text:style-name="P39">3. croc - инструмент, который позволяет любым двум компьютерам просто и безопасно обмениваться файлами. Единственный в своем роде CLI-файлообменник. </text:p>
      <text:p text:style-name="P39">4. Wormhole (https://wormhole.app/) - еще один сервис отправки зашифрованных файлов, не требующий регистрации. Наверное, авторы впечатлились Magic Wormhole.</text:p>
      <text:p text:style-name="P1"><text:soft-page-break/><text:span text:style-name="T6">5. Catbox (https://catbox.moe/) - анонимный файлообменник. Запрещена загрузка файлов .exe, .scr, .cpl, .doc, .jar.</text:span></text:p>
      <text:p text:style-name="P39">6. Surge - «P2P на стероидах». Уникальный клиент для анонимного обмена файлами.</text:p>
      <text:p text:style-name="P39">7. Sendfiles.online - сервис для отправки зашифрованных файлов посредством рандомного пароля. </text:p>
      <text:p text:style-name="P39">8. blaze <text:s/>(https://blaze.vercel.app/) - еще один сервис для безопасной отправки файлов;</text:p>
      <text:p text:style-name="P40">Бонус: Portal (https://github.com/SpatiumPortae/portal), Winden (https://winden.app/s), Pairdrop (https://github.com/schlagmichdoch/PairDrop)</text:p>
      <text:p text:style-name="P40">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p>
      <text:p text:style-name="P39">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p>
      <text:p text:style-name="P39">1. analyzeMFT (https://github.com/dkovar/analyzeMFT): утилита парсинга MFT из файловой системы NTFS, позволяя анализировать результаты с помощью других инструментов.</text:p>
      <text:p text:style-name="P39">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p>
      <text:p text:style-name="P39">3. Defraser (http://sourceforge.net/projects/defraser/): утилита для обнаружения полных и частичных данных о мультимедийных файлах в нераспределенном пространстве.</text:p>
      <text:p text:style-name="P37"><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42">5. Shadow Explorer (http://www.shadowexplorer.com/): утилита для просмотра и извлечения файлов из теневых копий.</text:p>
      <text:p text:style-name="P39">Ресурсы для изучения юридических лиц в офшорной юрисдикции Кипр:</text:p>
      <text:p text:style-name="P39">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p>
      <text:p text:style-name="P39">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p>
      <text:p text:style-name="P39">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p>
      <text:p text:style-name="P39">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p>
      <text:p text:style-name="P39">https://offshoreleaks.icij.org - база данных утечек документов из офшоров. Могут быть данные о реальных бенефициарах и связанных лицах</text:p>
      <text:p text:style-name="P39">http://cylaw.org - реестр судебных решений и нормативно-правовых актов Кипра. Есть поиск по ключевым словам</text:p>
      <text:p text:style-name="P40">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39">1. bstrings (https://binaryforay.blogspot.co.uk/2015/07/introducing-bstrings-better-strings.html): утилита поиска в двоичных данных, включая поиск регулярных выражений.</text:p>
      <text:p text:style-name="P39">2. eCryptfs Parser (http://sourceforge.net/projects/ecryptfs-p/): утилита рекурсивно анализирует заголовки каждого файла eCryptfs в выбранном каталоге.</text:p>
      <text:p text:style-name="P39">3. Link Parser (http://www.4discovery.com/our-tools/): утилита для рекурсивного анализа папок, извлекающая более 30 атрибутов из файлов Windows .lnk (shortcut).</text:p>
      <text:p text:style-name="P39">4. MetaExtractor (http://www.4discovery.com/our-tools/): утилита для извеления мета-информации из офисных документов и pdf.</text:p>
      <text:p text:style-name="P39">5. Memoryze (http://www.mandiant.com/products/free_software/memoryze/): анализ образов RAM, включая анализ «page» файлов.</text:p>
      <text:p text:style-name="P41">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p>
      <text:p text:style-name="P39">1. ivMeta (http://www.csitech.co.uk/ivmeta-iphone-metadata/): утилита для извлечения модели телефона и версии программного обеспечения, а также временные данные и данные GPS с видео iPhone.</text:p>
      <text:p text:style-name="P39">2. iPhone Analyzer (http://sourceforge.net/projects/iphoneanalyzer/): утилита анализа файловой структуры Pad, iPod и iPhone.</text:p>
      <text:p text:style-name="P39">3. Rubus (https://www.cclgroupltd.com/rubus/): утилита для деконструирования резервных файлов Blackberry .ipd.</text:p>
      <text:p text:style-name="P39">4. SAFT (http://www.signalsec.com/saft/): извлечение SMS, журналов звонков и контактов из Android устройств.</text:p>
      <text:p text:style-name="P40">5. iPBA2 (https://github.com/PicciMario/iPhone-Backup-Analyzer-2): утилита анализа резервных копий iOS.</text:p>
      <text:p text:style-name="P39">Макро-OSINT. Часть 3. Продолжаем заниматься глобальной разведкой:</text:p>
      <text:p text:style-name="P39">1. GeoSpy AI - OSINT-инструмент определения геолокации по фотографии. На базе ИИ. Хорошо работает с фотографиями, на которых 2 и более ориентира.</text:p>
      <text:p text:style-name="P39">2. Worldview (https://worldview.earthdata.nasa.gov/) <text:s/>- инструмент, позволяющий следить за погодными явлениями и катаклизмами по всей планете; </text:p>
      <text:p text:style-name="P39">3. Geogramint <text:s/>- OSINT-инструмент, позволяющий определять геолокацию пользователей Telegram со включенной функцией поиска людей рядом; </text:p>
      <text:p text:style-name="P39">4. ShadeMap <text:s/>(https://shademap.app/@55.7483,37.6171,15z,1721512589300t,0b,0p,0m) - еще одна интерактивная карта, позволяющая увидеть тенистые места в вашем городе;</text:p>
      <text:p text:style-name="P39">5. Earth (https://earth.nullschool.net/ru/) <text:s/>- глобальная карта погодных условий;</text:p>
      <text:p text:style-name="P20"><text:soft-page-break/><text:span text:style-name="T6">6. Windy (https://www.windy.com/ru/-%D0%9F%D0%BE%D1%80%D1%8B%D0%B2%D1%8B-%D0%B2%D0%B5%D1%82%D1%80%D0%B0-gust?gust,53.904,43.594,3,m:fX0agYF) <text:s/>- карта с порывами ветра в реальном времени</text:span></text:p>
      <text:p text:style-name="P39">Макро-OSINT. Часть 4. Занимаемся глобальной разведкой:</text:p>
      <text:p text:style-name="P39">1. Soar <text:s/>(https://soar.earth/maps) - цифровой атлас. содержит более 500 000 вариаций карт (исторических, военных, топографических и т.д);</text:p>
      <text:p text:style-name="P39">2. World Imager Wayback (https://livingatlas.arcgis.com/wayback/) <text:s/>- карты, которые содержат историю спутниковых снимков за разные года. Позволяют понять, как менялась местность;</text:p>
      <text:p text:style-name="P39">3. HereWeGo Maps (https://wego.here.com/) <text:s/>- аналог гугл карт, в приложении можно скачать карту местности и пользоваться ей оффлайн;</text:p>
      <text:p text:style-name="P39">4. Sentinel Hub (https://apps.sentinel-hub.com/eo-browser) <text:s/>- информация с различных спутников в режиме реального времени. Можно переключаться между спутниками;</text:p>
      <text:p text:style-name="P42">5. KartaView <text:s/>(https://kartaview.org/landing) - карта для просмотра улица на базе OpenStreetMap;</text:p>
      <text:p text:style-name="P43">6. InstantStreetView <text:s/>(https://www.instantstreetview.com/) - еще одна карта для просмотра улиц, но на базе Google;</text:p>
      <text:p text:style-name="P20"><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39">Используем блага нейросетей. Часть 22:</text:p>
      <text:p text:style-name="P39">1. Remaker <text:s/>(https://remaker.ai/ai-tattoo-generator/) - генератор татуировок. </text:p>
      <text:p text:style-name="P39">2. Musichero (https://musichero.ai/ru/app) - генератор музыки, бесплатный, есть русский язык.</text:p>
      <text:p text:style-name="P39">3. AlFreeBox (https://aifreebox.com/) <text:s/>- нейросеть для создания контента во все социальные сети;</text:p>
      <text:p text:style-name="P39">4. PixArt Sigma 900M (https://huggingface.co/spaces/dataautogpt3/PixArt-Sigma-900M) <text:s/>- генератор картинок прямо в браузере;</text:p>
      <text:p text:style-name="P39">5. Code to Flowchart (https://codetoflow.com/) <text:s/>- объясняет любой код, будет полезна программистам;</text:p>
      <text:p text:style-name="P40">6. RenderNet <text:s/>(https://rendernet.ai/app/canvases) - делает дипфейки прямо в браузере</text:p>
      <text:p text:style-name="P39">Убираем объекты и вотермарки с изображения. Часть 4:</text:p>
      <text:p text:style-name="P39">1. https://acetone.ai/</text:p>
      <text:p text:style-name="P39">2. https://snapedit.app/ru/remove-object</text:p>
      <text:p text:style-name="P39">3. https://snapedit.app/ru</text:p>
      <text:p text:style-name="P39">4. https://picwish.com/remove-unwanted-object</text:p>
      <text:p text:style-name="P39">5. https://firefly.adobe.com</text:p>
      <text:p text:style-name="P39">6. https://www.artguru.ai/ru/remove-object-from-photo/</text:p>
      <text:p text:style-name="P39">7. https://anieraser.media.io/app/</text:p>
      <text:p text:style-name="P39">8. https://clearoff.imagewith.ai/</text:p>
      <text:p text:style-name="P39">9. https://www.photoroom.com/tools/remove-object-from-photo</text:p>
      <text:p text:style-name="P39">10. https://www.ifoto.ai/watermark-remover</text:p>
      <text:p text:style-name="P39">11. https://www.avaide.com/watermark-remover/</text:p>
      <text:p text:style-name="P39">12. https://remaker.ai/features/ai-remove-object/</text:p>
      <text:p text:style-name="P39">13. https://www.x-design.com/object-remover</text:p>
      <text:p text:style-name="P39">14. https://www.zmo.ai/ai-photo-editor/remove-watermark-from-photo/</text:p>
      <text:p text:style-name="P43">15. https://myedit.online/en/photo-editor/object-removal</text:p>
      <text:p text:style-name="P37"><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39">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p>
      <text:p text:style-name="P40">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p>
      <text:p text:style-name="P39">Используем блага нейросетей. Часть 23:</text:p>
      <text:p text:style-name="P39">1. Neural Writer (https://neuralwriter.com/ru/) - целый ИИ-инструментарий для работы с текстом (пишет, очеловечивает, рерайтит и т.д.)</text:p>
      <text:p text:style-name="P39">2. PhotoMaker v2 (https://github.com/TencentARC/PhotoMaker) - весьма неплохой генератор аватарок от создателей PUBG; </text:p>
      <text:p text:style-name="P1"><text:soft-page-break/><text:span text:style-name="T6">3. DeepLiveCam <text:s/>(https://github.com/hacksider/Deep-Live-Cam) - дипфейк генератор, работающий в режиме онлайн, подойдет для стримов;</text:span></text:p>
      <text:p text:style-name="P39">4. Active Recall <text:s/>(https://www.getrecall.ai/) - ИИ, который делает выжимки из подкастов, текста, PDF файлов, сайтов и т.д.</text:p>
      <text:p text:style-name="P20"><text:span text:style-name="T6">5. AskHackers Search (https://askhackers.com/) - ИИ-поисковик, основанный на данных портала Hacker News.</text:span><text:span text:style-name="T6"/></text:p>
      <text:p text:style-name="P39">Используем блага нейросетей. Часть 24:</text:p>
      <text:p text:style-name="P39">1. Make Me A Cover Letter <text:s/>(https://cover-letter-gpt-steel.vercel.app/) - поможет написать сопроводительное письмо к вашему резюме (на английском языке);</text:p>
      <text:p text:style-name="P39">2. LeiaPix (https://leiapix-ai.com/) <text:s/>- оживит ваши фотографии, есть триальная версия на 100 кредитов;</text:p>
      <text:p text:style-name="P39">3. Copilot Arena (https://github.com/lm-sys/copilot-arena) <text:s/>- бесплатное расширение для VSCode, добавляющее сразу несколько нейросетей для кодинга;</text:p>
      <text:p text:style-name="P39">4. Melodio (https://www.melodio.ai/) <text:s/>- нейро-радио, выдающее один длинный сет из разных треков;</text:p>
      <text:p text:style-name="P39">5. Firefly (https://blog.adobe.com/en/publish/2024/09/11/bringing-gen-ai-to-video-adobe-firefly-video-model-coming-soon#form) <text:s/>- мощный генератор видео от Adobe;</text:p>
      <text:p text:style-name="P39">6. FLUX Realtime <text:s/>(https://huggingface.co/spaces/KingNish/Realtime-FLUX) - новый бесплатный генератор картинок без цензуры, пока работает очень быстро;</text:p>
      <text:p text:style-name="P40">7. Fish <text:s/>(https://fish.audio/) - новая нейросеть для генерации голоса.</text:p>
      <text:p text:style-name="P38"><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42">Используем блага нейросетей. Часть 25:</text:p>
      <text:p text:style-name="P39">1. LipDub (https://www.lipdub.ai/) - генерирует липсинк кинематографического качества;</text:p>
      <text:p text:style-name="P39">2. StudyChat (https://www.studychat.app/) - топовая нейронка для учебы, которая делает шпаргалки, выделает важные тезисы и генерит проверочные тесты;</text:p>
      <text:p text:style-name="P39">3. Diffusers Image Outpaint <text:s/>(https://huggingface.co/spaces/fffiloni/diffusers-image-outpaint) - расширяет любые фотографии абсолютно бесплатно и без регистрации;</text:p>
      <text:p text:style-name="P39">4. Qwen-2.5 Math (https://qwenlm.github.io/blog/qwen2.5-math/) - следующая версия имбовой китайской математической нейросети, в которую добавили Python вычисления и не только;</text:p>
      <text:p text:style-name="P40">5. GameGen-O <text:s/>(https://github.com/GameGen-O/GameGen-O/) - ИИ, который генерирует игры с открытым миром на основе текстовых запросов, без необходимости кодить [пока не вышла в свет]</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39">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p>
      <text:p text:style-name="P39">https://www.searchenginecolossus.com - подборка поисковых систем, отсортированная по темам и регионам</text:p>
      <text:p text:style-name="P39">https://www.searchenginesindex.com - подборка поисковых систем, отсортированная по странам</text:p>
      <text:p text:style-name="P40">https://www.faganfinder.com - набор поисковых инструментов оптимизированных под разные темы, задачи и регионы</text:p>
      <text:p text:style-name="P39">Подборка сервисов для водителей:</text:p>
      <text:p text:style-name="P39">1. Speedcamonline (https://speedcamonline.ru/) - карта всевозможных камер ГИБДД по всей России, с углом, точным расположением и дальностью обзора;</text:p>
      <text:p text:style-name="P39">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p>
      <text:p text:style-name="P39">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p>
      <text:p text:style-name="P39">4. GPS АнтиРадар (https://play.google.com/store/apps/details?id=air.StrelkaSDFREE&amp;hl=ru) - самое популярное анти-радар приложение на Android, улавливает все камеры. Есть платная версия без рекламы. </text:p>
      <text:p text:style-name="P39">5. Organic Maps - форк maps me, без рекламы, с возможностью загрузки карты местности и оффлайн использования.</text:p>
      <text:p text:style-name="P1"><text:span text:style-name="T6"/></text:p>
      <text:p text:style-name="P39">Очеловечиваем текст, созданный ИИ:</text:p>
      <text:p text:style-name="P39">1. uncheck.ai (https://uncheck.ai/) - относительно новый бесплатный сервис, обходящий большинство ИИ-детектов и антиплагиат;</text:p>
      <text:p text:style-name="P1"><text:soft-page-break/><text:span text:style-name="T6">2. Bypass AI - рерайт/антидетект ИИ на стеройдах. Легко обходит GPTZero и подобные сервисы:</text:span></text:p>
      <text:p text:style-name="P39">3. hix.ai <text:s/>(https://bypass.hix.ai/ru/anti-ai-detector) - еще один бесплатный сервис, который может очеловечить текст, написанный нейросетью;</text:p>
      <text:p text:style-name="P40">4. Humanaize AI <text:s/>(https://www.humanizeai.pro/) - неплохой рерайтер, можно выбрать определенный стиль, если залогиниться</text:p>
      <text:p text:style-name="P39">Инструменты для поиска электронной почты по домену:</text:p>
      <text:p text:style-name="P39">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p>
      <text:p text:style-name="P39">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p>
      <text:p text:style-name="P39">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p>
      <text:p text:style-name="P39">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p>
      <text:p text:style-name="P44">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p>
      <text:p text:style-name="P39">Используем блага нейросетей. Часть 26:</text:p>
      <text:p text:style-name="P39">1. Qwen2.5-Coder-32B-Instruct (https://huggingface.co/Qwen/Qwen2.5-Coder-32B-Instruct) - новая неплохая китайская нейронка для программистов, мощнее ChatGPT, бесплатная;</text:p>
      <text:p text:style-name="P39">2. Flux 1.1 Ultra (https://glif.app/@Lemn/glifs/cm37fn42i000aono7ngizlr5z) - очередная нейросеть для генерации изображений, первые 20 промтов бесплатны; </text:p>
      <text:p text:style-name="P39">3. FileDash AI (http://www.filedash.ai/) - инструмент, который превращает наборы данных в интерактивные панели мониторинга;</text:p>
      <text:p text:style-name="P39">4. DreamCut (https://dreamcut.ai/) - видеоредактор на основе ИИ и средство для записи экрана, которое работает прямо из браузера;</text:p>
      <text:p text:style-name="P20"><text:span text:style-name="T6">5. <text:s/>Plus AI (https://www.plusdocs.com/) - бесплатно сгенерит вам крутую презентацию в Google Slides или PowerPoint.</text:span><text:span text:style-name="T6"/></text:p>
      <text:p text:style-name="P39">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p>
      <text:p text:style-name="P42">1. DNSDumpster: (https://dnsdumpster.com/) это инструмент для получения информации о домене, такую как: IP-адрес, записи DNS, записи MX, записи NS, поиск поддоменов и многое другое</text:p>
      <text:p text:style-name="P42">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p>
      <text:p text:style-name="P39">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43">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p>
      <text:p text:style-name="P45">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p>
      <text:p text:style-name="P39">http://i.spravkaru.net - телефонный справочник городских номеров (Украина, Беларусь, РФ, Молдова, Латвия, Казахстан). Ищет по фамилии или телефону</text:p>
      <text:p text:style-name="P39">spravochnik109.link (http://spravochnik109.link/) - то же самое что и предыдущий, но менее удобный т.к. сначала нужно указать город</text:p>
      <text:p text:style-name="P39">http://numberway.com - по номеру телефона ищет абонента в США. Там же есть каталог телефонных справочников (по типу жёлтых страниц) большого количества стран</text:p>
      <text:p text:style-name="P39">https://www.411.com - телефонный справочник США. Ищет по фамилии или по номеру </text:p>
      <text:p text:style-name="P39">https://www.whitepages.com - телефонная книга и адресный справочник США. Находит ФИО, адрес, телефон</text:p>
      <text:p text:style-name="P39">http://personlookup.com.au <text:s/>- телефонных справочник Австралии. Ищет по номеру, имени или адресу</text:p>
      <text:p text:style-name="P39">https://www.teatmik.ee - телефонный справочник Эстонии. Ищет по компаниям, ФИО или номеру телефона <text:s/></text:p>
      <text:p text:style-name="P42">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p>
      <text:p text:style-name="P43">https://www.canada411.ca - телефонная книга и адресный справочник Канады. Ищет компании и людей по адресу, ФИО или телефону</text:p>
      <text:p text:style-name="P39">Анализируем страницу ВКонтакте. Часть 2:</text:p>
      <text:p text:style-name="P39">1. https://topdb.ru/username <text:s/>- старенькая база, где можно найти предыдущие версии некоторых страниц:</text:p>
      <text:p text:style-name="P1"><text:soft-page-break/><text:span text:style-name="T6">2. https://vkpt.info/ - комплексный инструмент анализа ВК страниц;</text:span></text:p>
      <text:p text:style-name="P39">3. @VKHistoryRobot <text:s/>- бот, показывающий историю изменений страницы + старые версии;</text:p>
      <text:p text:style-name="P39">4. @social_graph_osint_bot <text:s/>- бот для анализа друзей;</text:p>
      <text:p text:style-name="P39">5. https://github.com/AdrianGuretto/OSINTvk - парсер открытых данных из ВК;</text:p>
      <text:p text:style-name="P40">6. https://github.com/DIJIRO/vkOsint <text:s/>- Python пакет для поиска аккаунтов по номеру телефона.</text:p>
      <text:p text:style-name="P39">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p>
      <text:p text:style-name="P39">1. theZoo: (https://github.com/ytisf/theZoo) активно пополняемая коллекция вредоносных программ, собранная специально для исследователей и специалистов по кибербезопасности</text:p>
      <text:p text:style-name="P39">2. Malware-Feed: (https://github.com/MalwareSamples/Malware-Feed) коллекция вредоносных программ от virussamples.com</text:p>
      <text:p text:style-name="P39">3. Malware samples: (https://github.com/jstrosch/malware-samples) пополняемый github-репозиторий с вредоносами, к которым прилагаются упражнения по анализу вредоносного ПО</text:p>
      <text:p text:style-name="P39">4. vx-underground: (https://www.vx-underground.org/samples.html) еще одна обширная и постоянно растущая коллекция бесплатных образцов вредоносных программ</text:p>
      <text:p text:style-name="P39">5. Malshare: (https://malshare.com/) репозиторий, который помимо образцов малвари предлагает дополнительные данные для YARA</text:p>
      <text:p text:style-name="P39">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p>
      <text:p text:style-name="P39">7. VirusShare: (https://virusshare.com/) большой репозиторий вредоносных программ с обязательной регистрацией</text:p>
      <text:p text:style-name="P20"><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39">Анонимные SIM/SMS сервисы:</text:p>
      <text:p text:style-name="P39">1. simsup <text:s/>(https://simsup.net/) - сервис по продаже анонимных сим-карт по всему миру. Оплата XMR/BTC.</text:p>
      <text:p text:style-name="P39">2. sms4sats <text:s/>(https://sms4sats.com/) - популярный зарубежный сервис приема SMS;</text:p>
      <text:p text:style-name="P39">3. crypton (https://crypton.sh/) <text:s/>- сервис, предоставляющий анонимные сим-карты;</text:p>
      <text:p text:style-name="P42">4. JMP <text:s/>(https://jmp.chat/) - сервис отправки SMS-сообщений и осуществления звонков через XMPP;</text:p>
      <text:p text:style-name="P42">5. monerosms (https://monerosms.com/) <text:s/>- отправка анонимных SMS, оплата в XMR;</text:p>
      <text:p text:style-name="P40">6. smspool (https://www.smspool.net/) | juicysms (https://juicysms.com/) | textverified <text:s/>(https://www.textverified.com/) - еще сервисы приёма SMS.</text:p>
      <text:p text:style-name="P39">Подборка утилит для проведения DoS и дуатентификации беспроводных сетей:</text:p>
      <text:p text:style-name="P39">1. Mass-deauth: (https://github.com/Andy-Maclachlan/mass-deauth/) Скрипт для массовой деаутентификации в сетях 802.11</text:p>
      <text:p text:style-name="P39">2. modwifi: (https://github.com/vanhoefm/modwifi/) Инструмент для проведения продвинутых атак на Wi-Fi с использованием стандартного оборудования</text:p>
      <text:p text:style-name="P39">3. netattack: (https://github.com/chrizator/netattack/) Скрипт на Python для сканирования локальной сети на наличие Wi-Fi-сетей и проведения атак деаутентификации</text:p>
      <text:p text:style-name="P39">4. ska: (https://github.com/0x90/wifi-arsenal/tree/master/ska/) Фреймворк для перехвата пакетов IEEE802.11 и создания пакетов деаутентификации</text:p>
      <text:p text:style-name="P20"><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39">1. Знакомство и установка John the Ripper (https://hackware.ru/?p=13396#11)</text:p>
      <text:p text:style-name="P39">2. Утилиты для извлечения хешей (https://hackware.ru/?p=13449)</text:p>
      <text:p text:style-name="P39">3. Как запустить взлом паролей в John the Ripper (как указать маски, словари, хеши, форматы, режимы) (https://hackware.ru/?p=13537)</text:p>
      <text:p text:style-name="P39">4. Практика и примеры использования John the Ripper (https://hackware.ru/?p=13801)</text:p>
      <text:p text:style-name="P39">5. Атака на основе правил (https://hackware.ru/?p=14259)</text:p>
      <text:p text:style-name="P39">6. Брут-форс нестандартных хешей (https://hackware.ru/?p=15567)</text:p>
      <text:p text:style-name="P40">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p>
      <text:p text:style-name="P39">OSINT: Подборка инструментов для сбора информации:</text:p>
      <text:p text:style-name="P39">1. Hoper: (https://github.com/gabamnml/hoper) следует по URL и определяет конечный пункт назначения куда ведёт ссылка</text:p>
      <text:p text:style-name="P39">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39">4. HostHunter: (https://github.com/SpiderLabs/HostHunter) это инструмент разведки для обнаружения имён хостов используя техники OSINT</text:p>
      <text:p text:style-name="P40">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p>
      <text:p text:style-name="P39">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p>
      <text:p text:style-name="P39">Подробное руководство по XPath-инъекциям (https://raz0r.name/articles/vvedenie-v-xpath-inekcii/comment-page-1/)</text:p>
      <text:p text:style-name="P39">XPath Injection | OWASP Foundation (https://owasp.org/www-community/attacks/XPATH_Injection)</text:p>
      <text:p text:style-name="P39">Введение в XPath инъекции: примеры (https://xakep.ru/2008/06/24/44160/)</text:p>
      <text:p text:style-name="P39">Борьба с XPath инъекциями в .NET (http://www.tkachenko.com/blog/archives/000385.html)</text:p>
      <text:p text:style-name="P43">XPath Injection: A beginners guide (более свежее руководство) (https://tcm-sec.com/understanding-xpath-injection-a-beginners-guide/)</text:p>
      <text:p text:style-name="P42">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39">2. linux-exploit-sugester.sh: (https://github.com/mzet-/linux-exploit-suggester) инструмент аудита эскалации привилегий Linux, написанный на bash</text:p>
      <text:p text:style-name="P40">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p>
      <text:p text:style-name="P39">Используем блага нейросетей. Часть 27:</text:p>
      <text:p text:style-name="P39">1. Loras (https://www.loras.dev/) - бесплатный генератор изображений на базе Flux, работает только c VPN </text:p>
      <text:p text:style-name="P39">2. Dzine (https://dzine.ai/) - ИИ-редактор с очень широким функционалом, есть бесплатная версия;</text:p>
      <text:p text:style-name="P39">3. Hailuo (https://www.hailuo.ai/audio) - бесплатная нейросеть, которая за 10 секунд скопирует ваш голос и не только:</text:p>
      <text:p text:style-name="P39">4. change.photos (https://www.change.photos/tools/compress) - инструмент для сжатия фото с минимальной потерей качества;</text:p>
      <text:p text:style-name="P40">5. PrivateGPT (https://github.com/zylon-ai/private-gpt) - приватная, локальная версия ChatGPT для тех, кто опасается утечки данных.</text:p>
      <text:p text:style-name="P39">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p>
      <text:p text:style-name="P39">1. curl: (https://curl.se/) Командная утилита для отправки запросов к URL. Зачастую используется в скриптах для тестирования SSRF уязвимостей.</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39">3. Gobuster: (https://github.com/OJ/gobuster) Инструмент для брутфорсинга пути и поддоменов. Его можно использовать для поиска уязвимых точек, где может быть полезна SSRF.</text:p>
      <text:p text:style-name="P42">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p>
      <text:p text:style-name="P43">5. RequestBin: (https://requestbin.com/) Сервис для тестирования HTTP-запросов. Можно использовать для приема и анализа запросов, которые отправляются через SSRF уязвимости.</text:p>
      <text:p text:style-name="P39">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p>
      <text:p text:style-name="P39">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p>
      <text:p text:style-name="P39">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p>
      <text:p text:style-name="P39">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p>
      <text:p text:style-name="P39">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0">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p>
      <text:p text:style-name="P39">геолокация:</text:p>
      <text:p text:style-name="P39">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p>
      <text:p text:style-name="P39">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p>
      <text:p text:style-name="P39">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p>
      <text:p text:style-name="P40">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p>
      <text:p text:style-name="P39">Определяем фотошоп и генерацию ИИ в 2025:</text:p>
      <text:p text:style-name="P46">Forensically (https://t.me/KladovkaPavlu/768) - комплексный инструмент проверки фотографий на предмет изменений;</text:p>
      <text:p text:style-name="P47">Foto Forsenics <text:s/>(https://t.me/KladovkaPavlu/58)— <text:s/>сайт для криминалистического анализа фотографий, который позволяет понять, были ли они изменены в любом из редакторов;</text:p>
      <text:p text:style-name="P39">Fake Profile Detector (https://chrome.google.com/webstore/detail/fake-profile-detector-dee/jbpcgcnnhmjmajjkgdaogpgefbnokpcc) - браузерное расширение, позволяющее проверить фото лица на предмет генерации его ИИ;</text:p>
      <text:p text:style-name="P39">Imageforensic <text:s/>(https://www.imageforensic.org/)— еще один криминалистический инструмент проверки изображений на предмет любых изменений;</text:p>
      <text:p text:style-name="P39">sightengine (https://sightengine.com/detect-ai-generated-images) - простая онлайн тулза проверки фотографии на предмет генерации ИИ;</text:p>
      <text:p text:style-name="P39">decopy (https://decopy.ai/ai-image-detector/) - инструмент проверки изображений на предмет генерации моделями Midjourney, Stable Diffusion, DALL·E и Flux</text:p>
      <text:p text:style-name="P41">Там же есть раздел https://education.openguessr.com - где можно изучать матчасть: </text:p>
      <text:p text:style-name="P39">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p>
      <text:p text:style-name="P39">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p>
      <text:p text:style-name="P40">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p>
      <text:p text:style-name="P39">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p>
      <text:p text:style-name="P39">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p>
      <text:p text:style-name="P39">https://www.disputesregister.org/advice/company-registries-by-country - список реестров компаний по странам</text:p>
      <text:p text:style-name="P39">https://ebra.be/worldwide-registers/ - каталог реестров компаний по странам с картой</text:p>
      <text:p text:style-name="P39">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p>
      <text:p text:style-name="P40">https://e-justice.europa.eu/topics/registers-business-insolvency-land/bankruptcy-insolvency-registers-search-insolvent-debtors-eu_en - позволяет искать банкротов и неплатежеспособные организации в пределах ЕС</text:p>
      <text:p text:style-name="P39">Используем блага нейросетей. Часть 28:</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39">2. OpenAI FM (https://www.openai.fm/) - инструмент с крайне внушительным функционалом для работы со звуком и речью от OpenAI;</text:p>
      <text:p text:style-name="P39">3. Flora <text:s/>(https://www.florafauna.ai/) - нейро-редактор изображений и видео на стеройдах, под капотом Gemini 2.0 Flash, Flux Pro 1.1, Stable Diffusion 3.5, Hailuo и Luma Dream Machine;</text:p>
      <text:p text:style-name="P39">4. Lovable (https://lovable.dev/) - генератор простых, но рабочих сайтов, достаточно лишь текстового описания. Бесплатный;</text:p>
      <text:p text:style-name="P39">5. Thera (https://huggingface.co/spaces/prs-eth/thera) - улучшает фотографии прямо в браузере, можно использовать онлайн или локально, бесплатный;</text:p>
      <text:p text:style-name="P42">6. Elphame (https://elphame.com/) - идеальный инструмент для подготовки к зачетам и экзаменам, отвечает на любой вопрос и генерирует темы-модули по заданной теме;</text:p>
      <text:p text:style-name="P43">7. InfiniteYou-FLUX <text:s/>(https://huggingface.co/spaces/ByteDance/InfiniteYou-FLUX) - свежий продукт для создания дипфейков, под капотом Flux, но без цензуры, на выходе получаются правдоподобные дипы;</text:p>
      <text:p text:style-name="P39">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p>
      <text:p text:style-name="P39">https://huggingface.co/spaces/briaai/BRIA-RMBG-2.0 </text:p>
      <text:p text:style-name="P39">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p>
      <text:p text:style-name="P39">https://snapedit.app/ru/background-remover - тоже очень не плохо умеет чистить фон, но в замороченных случаях иногда удаляет, то что удалять не нужно было</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0">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p>
      <text:p text:style-name="P39">Используем блага нейросетей. Часть 29:</text:p>
      <text:p text:style-name="P39">1. Auphonic (https://auphonic.com/engine/) - нейронка для работы со звуком, улучшения качества и удаления фоновых шумов;</text:p>
      <text:p text:style-name="P39">2. Dreamina (https://dreamina.capcut.com/ai-tool/video/lip-sync/generate) - генератор реалистичных картинок, видео, оживляет портреты и т.д. Работает с VPN</text:p>
      <text:p text:style-name="P39">3. Clear Background (https://www.clear-background.com/) - бесплатная тулза без ограничений, которая удаляет фон с любой картинки;</text:p>
      <text:p text:style-name="P39">4. Kozy <text:s/>(https://www.kozy.studio/) - профессиональный видеомонтаж без усилий и сложных программ; </text:p>
      <text:p text:style-name="P39">5. starvector (https://huggingface.co/spaces/starvector/starvector-1b-im2svg) - бесплатный генератор SVG из любых картинок;</text:p>
      <text:p text:style-name="P41">6. Genspark (https://www.genspark.ai/) - бесплатный ИИ-комбайн и суперагент;</text:p>
      <text:p text:style-name="P40">7. Browserable (https://github.com/browserable/browserable) - создает ИИ агентов прямо в браузере.</text:p>
      <text:p text:style-name="P39">Наводим резкость на МАКСИМУМ - топ апскейлеры, которые спасут даже самое мыльное фото:</text:p>
      <text:p text:style-name="P39">Flux.1-dev (https://huggingface.co/spaces/jasperai/Flux.1-dev-Controlnet-Upscaler) - апскейлит на базе мощной Flux, отлично справляется с деталями.</text:p>
      <text:p text:style-name="P39">Tile-Upscaler (https://huggingface.co/spaces/gokaygokay/Tile-Upscaler) - ещё один годный вариант, если нужно быстро и без лишних кнопок.</text:p>
      <text:p text:style-name="P40">GFPGAN (https://huggingface.co/spaces/nightfury/Image_Face_Upscale_Restoration-GFPGAN) - реставрирует старые фотки и лица как по волшебству. Особенно хорош, если нужно поднять архивное фото в HD</text:p>
      <text:p text:style-name="P39">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p>
      <text:p text:style-name="P39">1. Показать процессы, слушающие порты: ss -tulnp</text:p>
      <text:p text:style-name="P39">- -tulnp - TCP+UDP, слушающие (-l), номера портов и PID/имя процесса.</text:p>
      <text:p text:style-name="P39">2. Фильтрация по порту: ss -tulnp | grep ':443'</text:p>
      <text:p text:style-name="P39">Покажет, кто держит 443 порт (например, nginx, apache, docker-proxy и т.д.)</text:p>
      <text:p text:style-name="P39">3. Выяснить IP-привязку: ss -tulnp | grep ':22 '</text:p>
      <text:p text:style-name="P39">Если Local Address = 0.0.0.0:22 - слушает на всех интерфейсах, если 127.0.0.1:22 - только на localhost.</text:p>
      <text:p text:style-name="P39">Зачем это нужно:</text:p>
      <text:p text:style-name="P39">– Диагностика конфликтов портов (например, два демона на 80 порту); <text:s/></text:p>
      <text:p text:style-name="P39">– Проверка на unexpected процессы, слушающие наружу; <text:s/></text:p>
      <text:p text:style-name="P39">– Быстрая проверка iptables/nftables, когда порт не доступен извне.</text:p>
      <text:p text:style-name="P39">Трюк:</text:p>
      <text:p text:style-name="P39">Добавь алиас в .bashrc: alias ports='ss -tulnp | grep -v 127.0.0.1'</text:p>
      <text:p text:style-name="P20"><text:soft-page-break/><text:span text:style-name="T6">Покажет только "наружу слушающие" процессы - удобно для безопасности.</text:span><text:span text:style-name="T6"/></text:p>
      <text:p text:style-name="P39">Меняем крипту на крипту без KYC. Часть 3:</text:p>
      <text:p text:style-name="P39">1. https://vexl.it/</text:p>
      <text:p text:style-name="P39">2. https://orangefren.com/</text:p>
      <text:p text:style-name="P39">3. https://haveno.exchange/</text:p>
      <text:p text:style-name="P39">4. https://hodlhodl.com/</text:p>
      <text:p text:style-name="P40">5. https://peachbitcoin.com/</text:p>
      <text:p text:style-name="P39">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p>
      <text:p text:style-name="P39">https://github.com/hacksider/Deep-Live-Cam - умеет менять лица как на уже записанном видео, так и в реальном времени. Имеет встроенный фильтр чувствительного контента. </text:p>
      <text:p text:style-name="P40">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p>
      <text:p text:style-name="P39">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39">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p>
      <text:p text:style-name="P42">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p>
      <text:p text:style-name="P43">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p>
      <text:p text:style-name="P39">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p>
      <text:p text:style-name="P39">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39">https://twittervideodownloader.com - качает видео из Twitter </text:p>
      <text:p text:style-name="P40">https://ttvdl.com - качает видео из TikTok</text:p>
      <text:p text:style-name="P39">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p>
      <text:p text:style-name="P39">https://audiochum.com/voiceisolation/ - инструмент изоляции голоса. Отделяет голос от фонового шума</text:p>
      <text:p text:style-name="P39">https://audiochum.com/voicerestore/ - восстановит голос из плохой записи</text:p>
      <text:p text:style-name="P39">https://audiochum.com/voiceseparation/ - если на записи голоса нескольких человек, попытается разделить их и убрать помехи</text:p>
      <text:p text:style-name="P39">Ну и несколько дополнительных инструментов из этой же темы:</text:p>
      <text:p text:style-name="P39">https://tuberipper.com/35/save/mp3 - извлечет и сохранит звук из видео YouTube</text:p>
      <text:p text:style-name="P39">https://audio-extractor.net - извлечет звук из видео файла</text:p>
      <text:p text:style-name="P40">Что касается транскрипции звука в текст, то лично мне нравится как справляется Google Pinpoint: https://journaliststudio.google.com/pinpoint/</text:p>
      <text:p text:style-name="P39">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p>
      <text:p text:style-name="P39">1. https://github.com/mullvad/encrypted-dns-profiles</text:p>
      <text:p text:style-name="P39">2. https://github.com/paulmillr/encrypted-dns</text:p>
      <text:p text:style-name="P39">3. https://github.com/harshanand120/encrypted-dns-apple</text:p>
      <text:p text:style-name="P39">4. https://github.com/mullvad/dns-blocklists</text:p>
      <text:p text:style-name="P40">5. https://github.com/alecmuffett/dohot</text:p>
      <text:p text:style-name="P1"><text:soft-page-break/><text:span text:style-name="T6">Файловые поисковые системы:</text:span></text:p>
      <text:p text:style-name="P39">1. https://nyaa.si/</text:p>
      <text:p text:style-name="P39">2. https://btdig.com/</text:p>
      <text:p text:style-name="P39">3. https://bitsearch.to/</text:p>
      <text:p text:style-name="P39">4. https://filepursuit.com/</text:p>
      <text:p text:style-name="P39">5. https://softarchive.is/</text:p>
      <text:p text:style-name="P40">6. https://scnlog.me/</text:p>
      <text:p text:style-name="P39">общедоступные онлайн камеры:</text:p>
      <text:p text:style-name="P39">https://www.earthcam.com - огромный каталог камер по всему миру. Можно искать по списку, можно выбирать на карте</text:p>
      <text:p text:style-name="P39">https://youwebcams.org - тоже каталог камер, показывает картинку с камеры, место на карте где она расположена и описание того что показывает</text:p>
      <text:p text:style-name="P39">https://worldcams.tv/map/ - карта расположения камер. Их там не так много, но из полезного, то что каждая помечена значком - туристические, промышленность, пейзаж и т.д.</text:p>
      <text:p text:style-name="P39">https://www.windy.com (https://www.windy.com/ru/-%D0%92%D0%B5%D0%B1-%D0%BA%D0%B0%D0%BC%D0%B5%D1%80%D1%8B/webcams) - карта туристических камер. Список меняется в зависимости от выбранного на карте места</text:p>
      <text:p text:style-name="P39">https://cipher387.github.io/webcamcse/ - Google CSE для поиска камер по 10 источникам. Можно искать, например, по городу</text:p>
      <text:p text:style-name="P40">https://sunders.uber.space/ - карта расположения камер видеонаблюдения (не только общедоступных). Показывает место, где весит камера, направление и угол обзора</text:p>
      <text:p text:style-name="P39">Как и где отслеживать международные поставки. Первое что нужно запомнить, это на какую информацию обращать внимание:</text:p>
      <text:p text:style-name="P39">◾️экспортёр / импортёр. Т.е. кто поставляет товар, а кто получает;</text:p>
      <text:p text:style-name="P39">◾️транспортная компания. Это не всегда важно, но если такая информация попалась, стоит её записать;</text:p>
      <text:p text:style-name="P39">◾️страна происхождения / страна назначения. Т.е. то в какой стране была произведена продукция и конечная точка куда она едет;</text:p>
      <text:p text:style-name="P1"><text:soft-page-break/><text:span text:style-name="T6">◾️поставляемая продукция;</text:span></text:p>
      <text:p text:style-name="P39">◾️даты операций.</text:p>
      <text:p text:style-name="P39">Ресурсы, где можно искать информацию о поставках:</text:p>
      <text:p text:style-name="P39">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p>
      <text:p text:style-name="P39">https://www.importgenius.com - это тоже таможенные данные об импорте / экспорте. Достаточно информативный ресурс даже в бесплатной версии</text:p>
      <text:p text:style-name="P42">https://www.exportgenius.in - это ресурс с данными по категориях импортируемых товаров по странам: партнеры, порты и названиям компаний-импортеров</text:p>
      <text:p text:style-name="P42">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p>
      <text:p text:style-name="P40">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p>
      <text:p text:style-name="P48">Разного рода бюрократы, в попытке оправдать своё существование, любят придумывать всякие стандарты, а потом хотят что бы все им соответствовали. И я допускаю, что в некоторых сферах, это может иметь смысл, а где-то даже необходимо. Но, на мой скромный взгляд, попытка стандартизировать изыскательные направления, к которым относится и OSINT, это что-то близкое к ереси. Потому как тут может быть всего два варианта: либо вы сделали качественное, а значит убедительное расследование, либо нужно ещё поработать.</text:p>
      <text:p text:style-name="P48">Я конечно понимаю зачем это делается, но вот реальная эффективность подобного процесса, скажем так, близка к нулевой.</text:p>
      <text:p text:style-name="P49">Но пиджаки это хавают с неподдельным аппетитом, а потому вам стоит знать на что можно ссылаться в своих материалах, чтобы <text:s/>добавить корпоративной убедительности.</text:p>
      <text:p text:style-name="P48">Читать всё это нужно только если реально интересно, во всех остальных случаях можно просто, где-то на видном месте, добавит фразу, типа: “Расследование проведено и оформлено в соответствии с международными стандартами и требованиями, предусмотренными: подставить нужное”</text:p>
      <text:p text:style-name="P48">https://www.ohchr.org/en/publications/policy-and-methodological-publications/berkeley-protocol-digital-open-source - Протокол Беркли.</text:p>
      <text:p text:style-name="P48">Если бы меня попросили описать его одной фразой, это была бы фраза “апогей словоблудия”. Почти 100 страниц настолько очевидных вещей, большую часть которых любой адекватный человек соблюдает на уровне инстинктов. Если в Протоколе Беркли оставить только хоть сколько-нибудь полезную информацию, итоговый документ займёт наверное страниц 5-7. </text:p>
      <text:p text:style-name="P48">https://www.dni.gov/files/documents/ICD/ICS-206-01.pdf - стандарт разведывательного сообщества ICS 206–01. </text:p>
      <text:p text:style-name="P50">Сильно короче и намного конкретнее, с вполне логичными требованиями к оформлению и фиксации доказательств. <text:s/>Оформлять именно так, как там написано особого смысла нет, если конечно вы не сотрудник какой-то из американских разведок. Так что достаточно просто упомянуть сам стандарт, всё равно его никто не читал.</text:p>
      <text:p text:style-name="P48">Ныряем в OSINT в 2025:</text:p>
      <text:p text:style-name="P48">1. PlatesMania (https://platesmania.com/) - база фотографий автомобилей в РФ и СНГ;</text:p>
      <text:p text:style-name="P48">2. sherlock <text:s/>(https://t.me/mSherlokOSINT_bot?start=_ref_nZkGfF_gpePgv) - пожалуй, один из лучших аналогов легендарного ГБ;</text:p>
      <text:p text:style-name="P48">3. ospace <text:s/>(https://ospace.org/etap) - карта этапирования заключенных по всей стране с визуализацией;</text:p>
      <text:p text:style-name="P48">4. OpenRailwayMap (https://www.openrailwaymap.org/) - карта железнодорожной инфраструктуры мира, построенная на данных OpenStreetMap;</text:p>
      <text:p text:style-name="P51">5. Steam DB (https://steamdb.info/) - ковыряем аккаунты Steam, получая всю возможную по ним статистику;</text:p>
      <text:p text:style-name="P52">6. Interpol Wanted (https://www.interpol.int/How-we-work/Notices/Red-Notices/View-Red-Notices) - база данных лиц, находящихся в розыске Интерпола.</text:p>
      <text:p text:style-name="P51">Ныряем в OSINT в 2025 [2]:</text:p>
      <text:p text:style-name="P51">1. sherlock <text:s/>(https://t.me/mSherlokOSINT_bot?start=_ref_nZkGfF_gpePgv) - пожалуй, лучший бот в своей тематике на данный момент;</text:p>
      <text:p text:style-name="P51">2. SteamID (https://steamid.uk/) <text:s/>- еще один сервис по сбору информации со steam-аккаунтов;</text:p>
      <text:p text:style-name="P51">3. OSINT-Tools-Russia (https://github.com/paulpogoda/OSINT-Tools-Russia) <text:s/>- подборка всевозможных сервисов и сайтов по ру;</text:p>
      <text:p text:style-name="P51">4. Список открытых чатов (https://combot.org/top/telegram/groups) <text:s/>- список из 6900 чатов на русском языке в Telegram;</text:p>
      <text:p text:style-name="P53">5. Open Measures (https://public.openmeasures.io/) <text:s/>- поиск по ключевым словам в комментариях/публикациях в различных social media </text:p>
      <text:p text:style-name="P51">Ныряем в OSINT в 2025 [3]:</text:p>
      <text:p text:style-name="P51">1. VK Paranoid Tools (https://vkpt.info/) - топовый аналитический инструмент профилей «ВКонтакте»;</text:p>
      <text:p text:style-name="P51">2. Telegago (https://cse.google.com/cse?cx=006368593537057042503%3Aefxu7xprihg&amp;ref=exploit.media#gsc.tab=0) - поиск по Telegram от корпорации зла Google;</text:p>
      <text:p text:style-name="P51">3. BirdHunt <text:s/>(https://birdhunt.huntintel.io/) - поиск постов в Х по геометкам;</text:p>
      <text:p text:style-name="P53">4. YouTube Geofind (https://mattw.io/youtube-geofind/) - сервис поиска роликов на YouTube по геолокации.</text:p>
      <text:p text:style-name="P51">слайды и презентации:</text:p>
      <text:p text:style-name="P51">Дополню тему слайдов. Есть огромное количество ресурсов умеющих генерировать слайды/схемы/презентации из текста. Все справляются по-разному, но в итоге я остановился на этих:</text:p>
      <text:p text:style-name="P51">https://www.napkin.ai идеальный вариант если нужно сделать схему отражающую суть или основные идеи текста. Схемы из поста выше (https://t.me/Pulsechanel/570) были сделаны здесь. Работает очень не сложно. Закидываешь нужный кусок текста, и он предлагает варианты дизайна и <text:soft-page-break/>оформления, выбираешь тот который нравится получаешь готовую схему. Каждый элемент можно дополнительно отредактировать руками. Бесплатно дают 500 кредитов в неделю, которые тратятся из расчёта 1 кредит за каждое слово, выбранное для создания. Подписка стоит 12$/месяц.</text:p>
      <text:p text:style-name="P51">https://gamma.app это прикольный вариант для создания презентаций. Грузишь свой текст, затем разбиваешь его на нужное количество частей каждая часть станет отдельным слайдом (в бесплатной версии лимит 10 слайдов за раз). Можно выбрать стиль презентации. Кроме текста, он создаст картинки, схемы, диаграммы и т.д. Всё созданное можно потом редактировать, в том числе добавляя свои элементы. Бесплатно дают 400 кредитов, их хватит +на десяток презентаций. Подписка стоит 10$/месяц.</text:p>
      <text:p text:style-name="P53">https://flourish.studio можно создавать графики, проекционные <text:s/>и 3D-карты, иерархические и столбчатые диаграммы, и всякие другие карты и слайдеры. Есть даже схема расположения игроков на футбольном поле и карты турнирных сеток. Любой вариант открываем и вставляем туда свои данные, затем настраиваем внешний вид, например цвета, шрифты, заголовки, отступы, короче всё что угодно. Бесплатно, лимитов нет.</text:p>
      <text:p text:style-name="P53">Некоторые нюансы использования https://web.archive.org. Веб-архив хранит снимки веб-страниц. Вводим адрес и видим календарь, в котором отмечены даты за которые есть сохранённые снимки. Сверху видим временную шкалу с разбивкой по годам. Тут важно помнить, что это не даты когда на сайт вносились изменения. Wayback Machine не следит за ними в режиме онлайн. Это даты когда сделан снимок. Кроме календаря, есть дополнительные разделы: Changes - раздел для поиска изменений. <text:s/>Здесь синими и зелёными квадратиками отмечены даты когда сделанный снимок отличался от предыдущего. Выбираем нужные даты и жмём "Compare". Откроется окно разделённое на две части. В них будут показаны снимки страницы за выбранные даты. Обнаруженные изменения в одном окне будут отмечены жёлтым, в другом синим. Site Map - карта сайта в виде диаграммы. В центре главная страница, а вокруг страницы, снимки которых есть в архиве. Когда мы наводим курсор на какой-то элемент, нам показывают ссылку на соответствующую страницу. Summary - общая сводка о том какое количество каких данных найдено и сохранено на сайте. URLs - список страниц сайта для <text:soft-page-break/>которых есть снимок. В том числе мы видим сколько всего было снимков, сколько из них уникальных, а сколько одинаковых. Кроме того, при использовании web.archive.org не стоит забывать, что он собирает не только снимки страниц, но и документы, видео, аудио и фотографии. И по ним тоже нужно пробовать искать, потому как иногда получается найти что-то интересное. Поиск происходит по ключевым словам и с использованием фильтров. Это может быть тип контента, автор, дата, язык и так далее.</text:p>
      <text:p text:style-name="P51">Подборка FaceSwap/Deepfake ИИ-сервисов:</text:p>
      <text:p text:style-name="P51">1. https://github.com/iperov/DeepFaceLive</text:p>
      <text:p text:style-name="P51">2. https://github.com/iperov/DeepFaceLab</text:p>
      <text:p text:style-name="P51">3. https://deepfakesweb.com/</text:p>
      <text:p text:style-name="P51">4. https://github.com/deepfakes/faceswap</text:p>
      <text:p text:style-name="P51">5. https://www.deepswap.ai/ru</text:p>
      <text:p text:style-name="P51">6. https://www.heygen.com/tool/deepfake-maker</text:p>
      <text:p text:style-name="P51">7. https://pixlr.com/face-swap/</text:p>
      <text:p text:style-name="P51">8. https://www.kapwing.com/tools/make/deepfake</text:p>
      <text:p text:style-name="P51">9. https://aifaceswap.io/</text:p>
      <text:p text:style-name="P51">10. https://pixlr.com/face-swap/</text:p>
      <text:p text:style-name="P51">11. https://remaker.ai/face-swap-free/</text:p>
      <text:p text:style-name="P51">12. https://faceswapper.ai/</text:p>
      <text:p text:style-name="P51">Сервсы, определяющие наличие Deepfake/Faceswap:</text:p>
      <text:p text:style-name="P51">1. https://deepware.ai/</text:p>
      <text:p text:style-name="P51">2. https://github.com/chinmaynehate/DFSpot-Deepfake-Recognition</text:p>
      <text:p text:style-name="P51">3. https://www.aiornot.com/</text:p>
      <text:p text:style-name="P51">4. https://illuminarty.ai/en/</text:p>
      <text:p text:style-name="P51">5. https://platform.openai.com/ai-text-classifier</text:p>
      <text:p text:style-name="P51">6. https://gptzero.me/</text:p>
      <text:p text:style-name="P51">7. https://crossplag.com/ai-content-detector/</text:p>
      <text:p text:style-name="P51">8. https://faceonlive.com/deepfake-detector/</text:p>
      <text:p text:style-name="P51">9. https://deepfakedetector.ai/</text:p>
      <text:p text:style-name="P51">10. https://www.swapfaces.ai/face-swap-detector</text:p>
      <text:p text:style-name="P54">Смотрим TikTok анонимно и без регистрации:</text:p>
      <text:p text:style-name="P51">1. TikFace <text:s/>(https://www.tikface.com/) - сервис для анонимного просмотра профилей, видео и сторис в TikTok.</text:p>
      <text:p text:style-name="P51">2. Urlebird (https://urlebird.com/) <text:s/>- еще один сервис для анонимного просмотра TikTok видео без приложения.</text:p>
      <text:p text:style-name="P51">3. TikTok Video Date Extractor (https://trevorfox.com/tools/tiktok-video-date-extractor/) <text:s/>- позволяет узнать точную дату и время публикации любого видео или фото в TikTok.</text:p>
      <text:p text:style-name="P51">4. Advanced video search (https://www.google.com/advanced_video_search) <text:s/>- расширенный видеопоиск Google, в котором можно искать по TikTok видео;</text:p>
      <text:p text:style-name="P51">5. Trollishly <text:s/>(https://www.trollishly.com/free-tiktok-profile-viewer/) - еще один сервис, позволяющий анонимно просматривать TikTok профил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10-22T16:40:51.660000000</dc:date>
    <meta:editing-duration>PT1H10M28S</meta:editing-duration>
    <meta:editing-cycles>16</meta:editing-cycles>
    <meta:generator>LibreOffice/24.8.4.2$Windows_X86_64 LibreOffice_project/bb3cfa12c7b1bf994ecc5649a80400d06cd71002</meta:generator>
    <meta:document-statistic meta:table-count="0" meta:image-count="0" meta:object-count="0" meta:page-count="138" meta:paragraph-count="1848" meta:word-count="25598" meta:character-count="225202" meta:non-whitespace-character-count="199135"/>
    <meta:user-defined meta:name="AppVersion">16.0000</meta:user-defined>
  </office:meta>
</office:document-meta>
</file>